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400000059A357CF83B271758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8.801cm" fo:margin-left="0.351cm" table:align="left" style:writing-mode="lr-tb"/>
    </style:style>
    <style:style style:name="Tableau2.A" style:family="table-column">
      <style:table-column-properties style:column-width="1.097cm"/>
    </style:style>
    <style:style style:name="Tableau2.B" style:family="table-column">
      <style:table-column-properties style:column-width="7.334cm"/>
    </style:style>
    <style:style style:name="Tableau2.C" style:family="table-column">
      <style:table-column-properties style:column-width="1.427cm"/>
    </style:style>
    <style:style style:name="Tableau2.D" style:family="table-column">
      <style:table-column-properties style:column-width="5.468cm"/>
    </style:style>
    <style:style style:name="Tableau2.E" style:family="table-column">
      <style:table-column-properties style:column-width="2.05cm"/>
    </style:style>
    <style:style style:name="Tableau2.F" style:family="table-column">
      <style:table-column-properties style:column-width="1.425cm"/>
    </style:style>
    <style:style style:name="Tableau2.1" style:family="table-row">
      <style:table-row-properties style:min-row-height="0.7cm" fo:keep-together="auto"/>
    </style:style>
    <style:style style:name="Tableau2.A1" style:family="table-cell">
      <style:table-cell-properties style:vertical-align="top" fo:padding-left="0.123cm" fo:padding-right="0.123cm" fo:padding-top="0cm" fo:padding-bottom="0cm" fo:border-left="1.5pt solid #0000ff" fo:border-right="none" fo:border-top="1.5pt solid #0000ff" fo:border-bottom="1.5pt solid #0000ff" style:writing-mode="lr-tb"/>
    </style:style>
    <style:style style:name="Tableau2.D1" style:family="table-cell">
      <style:table-cell-properties style:vertical-align="top" fo:padding-left="0.123cm" fo:padding-right="0.123cm" fo:padding-top="0cm" fo:padding-bottom="0cm" fo:border="1.5pt solid #0000ff" style:writing-mode="lr-tb"/>
    </style:style>
    <style:style style:name="Tableau3" style:family="table">
      <style:table-properties style:width="18.826cm" fo:margin-left="0.242cm" table:align="left" style:writing-mode="lr-tb"/>
    </style:style>
    <style:style style:name="Tableau3.A" style:family="table-column">
      <style:table-column-properties style:column-width="3.75cm"/>
    </style:style>
    <style:style style:name="Tableau3.B" style:family="table-column">
      <style:table-column-properties style:column-width="3.752cm"/>
    </style:style>
    <style:style style:name="Tableau3.C" style:family="table-column">
      <style:table-column-properties style:column-width="4.5cm"/>
    </style:style>
    <style:style style:name="Tableau3.D" style:family="table-column">
      <style:table-column-properties style:column-width="6.82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436cm" table:align="center" style:writing-mode="lr-tb"/>
    </style:style>
    <style:style style:name="Tableau4.A" style:family="table-column">
      <style:table-column-properties style:column-width="0.933cm"/>
    </style:style>
    <style:style style:name="Tableau4.B" style:family="table-column">
      <style:table-column-properties style:column-width="3.371cm"/>
    </style:style>
    <style:style style:name="Tableau4.C" style:family="table-column">
      <style:table-column-properties style:column-width="1.132cm"/>
    </style:style>
    <style:style style:name="Tableau4.D" style:family="table-column">
      <style:table-column-properties style:column-width="0.607cm"/>
    </style:style>
    <style:style style:name="Tableau4.E" style:family="table-column">
      <style:table-column-properties style:column-width="2.395cm"/>
    </style:style>
    <style:style style:name="Tableau4.F" style:family="table-column">
      <style:table-column-properties style:column-width="2.429cm"/>
    </style:style>
    <style:style style:name="Tableau4.G" style:family="table-column">
      <style:table-column-properties style:column-width="4.2cm"/>
    </style:style>
    <style:style style:name="Tableau4.H" style:family="table-column">
      <style:table-column-properties style:column-width="1.369cm"/>
    </style:style>
    <style:style style:name="Tableau4.1" style:family="table-row">
      <style:table-row-properties style:min-row-height="0.582cm" fo:keep-together="always"/>
    </style:style>
    <style:style style:name="Tableau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4.2" style:family="table-row">
      <style:table-row-properties style:min-row-height="0.644cm" fo:keep-together="always"/>
    </style:style>
    <style:style style:name="Tableau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4.7" style:family="table-row">
      <style:table-row-properties style:min-row-height="0.88cm" fo:keep-together="always"/>
    </style:style>
    <style:style style:name="Tableau4.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4.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4.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4.8" style:family="table-row">
      <style:table-row-properties style:min-row-height="0.993cm" fo:keep-together="always"/>
    </style:style>
    <style:style style:name="Tableau4.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4.9" style:family="table-row">
      <style:table-row-properties fo:keep-together="always"/>
    </style:style>
    <style:style style:name="Tableau4.A9"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4.10" style:family="table-row">
      <style:table-row-properties style:min-row-height="1.148cm" fo:keep-together="always"/>
    </style:style>
    <style:style style:name="Tableau4.D10"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4.G10"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4.A1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D11"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4.G11"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4.A12"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4.D12"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4.G12"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4.A13"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4.G13"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5" style:family="table">
      <style:table-properties style:width="16.436cm" table:align="center" style:writing-mode="lr-tb"/>
    </style:style>
    <style:style style:name="Tableau5.A" style:family="table-column">
      <style:table-column-properties style:column-width="1.005cm"/>
    </style:style>
    <style:style style:name="Tableau5.B" style:family="table-column">
      <style:table-column-properties style:column-width="3.298cm"/>
    </style:style>
    <style:style style:name="Tableau5.C" style:family="table-column">
      <style:table-column-properties style:column-width="1.132cm"/>
    </style:style>
    <style:style style:name="Tableau5.D" style:family="table-column">
      <style:table-column-properties style:column-width="0.607cm"/>
    </style:style>
    <style:style style:name="Tableau5.E" style:family="table-column">
      <style:table-column-properties style:column-width="2.395cm"/>
    </style:style>
    <style:style style:name="Tableau5.F" style:family="table-column">
      <style:table-column-properties style:column-width="2.429cm"/>
    </style:style>
    <style:style style:name="Tableau5.G" style:family="table-column">
      <style:table-column-properties style:column-width="4.2cm"/>
    </style:style>
    <style:style style:name="Tableau5.H" style:family="table-column">
      <style:table-column-properties style:column-width="1.369cm"/>
    </style:style>
    <style:style style:name="Tableau5.1" style:family="table-row">
      <style:table-row-properties style:min-row-height="0.582cm" fo:keep-together="always"/>
    </style:style>
    <style:style style:name="Tableau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5.2" style:family="table-row">
      <style:table-row-properties style:min-row-height="0.644cm" fo:keep-together="always"/>
    </style:style>
    <style:style style:name="Tableau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5.7" style:family="table-row">
      <style:table-row-properties style:min-row-height="0.88cm" fo:keep-together="always"/>
    </style:style>
    <style:style style:name="Tableau5.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5.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5.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5.8" style:family="table-row">
      <style:table-row-properties style:min-row-height="0.993cm" fo:keep-together="always"/>
    </style:style>
    <style:style style:name="Tableau5.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5.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13" style:family="table-row">
      <style:table-row-properties fo:keep-together="always"/>
    </style:style>
    <style:style style:name="Tableau5.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5.14" style:family="table-row">
      <style:table-row-properties style:min-row-height="1.148cm" fo:keep-together="always"/>
    </style:style>
    <style:style style:name="Tableau5.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5.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5.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5.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5.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5.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5.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5.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5.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6" style:family="table">
      <style:table-properties style:width="16.436cm" table:align="center" style:writing-mode="lr-tb"/>
    </style:style>
    <style:style style:name="Tableau6.A" style:family="table-column">
      <style:table-column-properties style:column-width="1.005cm"/>
    </style:style>
    <style:style style:name="Tableau6.B" style:family="table-column">
      <style:table-column-properties style:column-width="3.298cm"/>
    </style:style>
    <style:style style:name="Tableau6.C" style:family="table-column">
      <style:table-column-properties style:column-width="1.132cm"/>
    </style:style>
    <style:style style:name="Tableau6.D" style:family="table-column">
      <style:table-column-properties style:column-width="0.607cm"/>
    </style:style>
    <style:style style:name="Tableau6.E" style:family="table-column">
      <style:table-column-properties style:column-width="2.395cm"/>
    </style:style>
    <style:style style:name="Tableau6.F" style:family="table-column">
      <style:table-column-properties style:column-width="2.429cm"/>
    </style:style>
    <style:style style:name="Tableau6.G" style:family="table-column">
      <style:table-column-properties style:column-width="4.2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6.7" style:family="table-row">
      <style:table-row-properties style:min-row-height="0.88cm" fo:keep-together="always"/>
    </style:style>
    <style:style style:name="Tableau6.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6.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6.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6.8" style:family="table-row">
      <style:table-row-properties style:min-row-height="0.993cm" fo:keep-together="always"/>
    </style:style>
    <style:style style:name="Tableau6.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15" style:family="table-row">
      <style:table-row-properties style:min-row-height="1.148cm" fo:keep-together="always"/>
    </style:style>
    <style:style style:name="Tableau6.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6.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6.16" style:family="table-row">
      <style:table-row-properties fo:keep-together="always"/>
    </style:style>
    <style:style style:name="Tableau6.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6.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6.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6.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6.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6.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6.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8" style:family="table">
      <style:table-properties style:width="16.436cm" table:align="center" style:writing-mode="lr-tb"/>
    </style:style>
    <style:style style:name="Tableau8.A" style:family="table-column">
      <style:table-column-properties style:column-width="1.005cm"/>
    </style:style>
    <style:style style:name="Tableau8.B" style:family="table-column">
      <style:table-column-properties style:column-width="3.298cm"/>
    </style:style>
    <style:style style:name="Tableau8.C" style:family="table-column">
      <style:table-column-properties style:column-width="1.132cm"/>
    </style:style>
    <style:style style:name="Tableau8.D" style:family="table-column">
      <style:table-column-properties style:column-width="0.607cm"/>
    </style:style>
    <style:style style:name="Tableau8.E" style:family="table-column">
      <style:table-column-properties style:column-width="2.395cm"/>
    </style:style>
    <style:style style:name="Tableau8.F" style:family="table-column">
      <style:table-column-properties style:column-width="2.429cm"/>
    </style:style>
    <style:style style:name="Tableau8.G" style:family="table-column">
      <style:table-column-properties style:column-width="4.2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8.7" style:family="table-row">
      <style:table-row-properties style:min-row-height="0.88cm" fo:keep-together="always"/>
    </style:style>
    <style:style style:name="Tableau8.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8.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8.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8.8" style:family="table-row">
      <style:table-row-properties style:min-row-height="0.993cm" fo:keep-together="always"/>
    </style:style>
    <style:style style:name="Tableau8.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8.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14" style:family="table-row">
      <style:table-row-properties style:min-row-height="1.148cm" fo:keep-together="always"/>
    </style:style>
    <style:style style:name="Tableau8.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8.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8.15" style:family="table-row">
      <style:table-row-properties fo:keep-together="always"/>
    </style:style>
    <style:style style:name="Tableau8.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8.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8.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8.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8.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8.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8.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9" style:family="table">
      <style:table-properties style:width="16.436cm" table:align="center" style:writing-mode="lr-tb"/>
    </style:style>
    <style:style style:name="Tableau9.A" style:family="table-column">
      <style:table-column-properties style:column-width="1.005cm"/>
    </style:style>
    <style:style style:name="Tableau9.B" style:family="table-column">
      <style:table-column-properties style:column-width="3.298cm"/>
    </style:style>
    <style:style style:name="Tableau9.C" style:family="table-column">
      <style:table-column-properties style:column-width="1.132cm"/>
    </style:style>
    <style:style style:name="Tableau9.D" style:family="table-column">
      <style:table-column-properties style:column-width="0.607cm"/>
    </style:style>
    <style:style style:name="Tableau9.E" style:family="table-column">
      <style:table-column-properties style:column-width="2.395cm"/>
    </style:style>
    <style:style style:name="Tableau9.F" style:family="table-column">
      <style:table-column-properties style:column-width="2.429cm"/>
    </style:style>
    <style:style style:name="Tableau9.G" style:family="table-column">
      <style:table-column-properties style:column-width="4.2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9.7" style:family="table-row">
      <style:table-row-properties style:min-row-height="0.88cm" fo:keep-together="always"/>
    </style:style>
    <style:style style:name="Tableau9.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9.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9.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9.8" style:family="table-row">
      <style:table-row-properties style:min-row-height="0.993cm" fo:keep-together="always"/>
    </style:style>
    <style:style style:name="Tableau9.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13" style:family="table-row">
      <style:table-row-properties fo:keep-together="always"/>
    </style:style>
    <style:style style:name="Tableau9.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9.14" style:family="table-row">
      <style:table-row-properties style:min-row-height="1.148cm" fo:keep-together="always"/>
    </style:style>
    <style:style style:name="Tableau9.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9.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9.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9.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9.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9.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9.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9.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9.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7" style:family="table">
      <style:table-properties style:width="16.436cm" table:align="center" style:writing-mode="lr-tb"/>
    </style:style>
    <style:style style:name="Tableau7.A" style:family="table-column">
      <style:table-column-properties style:column-width="1.005cm"/>
    </style:style>
    <style:style style:name="Tableau7.B" style:family="table-column">
      <style:table-column-properties style:column-width="3.298cm"/>
    </style:style>
    <style:style style:name="Tableau7.C" style:family="table-column">
      <style:table-column-properties style:column-width="1.132cm"/>
    </style:style>
    <style:style style:name="Tableau7.D" style:family="table-column">
      <style:table-column-properties style:column-width="0.607cm"/>
    </style:style>
    <style:style style:name="Tableau7.E" style:family="table-column">
      <style:table-column-properties style:column-width="2.395cm"/>
    </style:style>
    <style:style style:name="Tableau7.F" style:family="table-column">
      <style:table-column-properties style:column-width="2.429cm"/>
    </style:style>
    <style:style style:name="Tableau7.G" style:family="table-column">
      <style:table-column-properties style:column-width="4.2cm"/>
    </style:style>
    <style:style style:name="Tableau7.H" style:family="table-column">
      <style:table-column-properties style:column-width="1.369cm"/>
    </style:style>
    <style:style style:name="Tableau7.1" style:family="table-row">
      <style:table-row-properties style:min-row-height="0.582cm" fo:keep-together="always"/>
    </style:style>
    <style:style style:name="Tableau7.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7.7" style:family="table-row">
      <style:table-row-properties style:min-row-height="0.88cm" fo:keep-together="always"/>
    </style:style>
    <style:style style:name="Tableau7.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7.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7.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7.8" style:family="table-row">
      <style:table-row-properties style:min-row-height="0.993cm" fo:keep-together="always"/>
    </style:style>
    <style:style style:name="Tableau7.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5"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16" style:family="table-row">
      <style:table-row-properties style:min-row-height="1.148cm" fo:keep-together="always"/>
    </style:style>
    <style:style style:name="Tableau7.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7.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7.17" style:family="table-row">
      <style:table-row-properties fo:keep-together="always"/>
    </style:style>
    <style:style style:name="Tableau7.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7.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7.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7.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7.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7.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7.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4" style:family="paragraph" style:parent-style-name="Footer">
      <style:paragraph-properties fo:text-align="center" style:justify-single-word="false"/>
    </style:style>
    <style:style style:name="P5" style:family="paragraph" style:parent-style-name="Standard">
      <style:text-properties style:font-name="Arial" fo:font-size="18pt" style:text-underline-style="solid" style:text-underline-width="auto" style:text-underline-color="font-color" fo:font-weight="normal" style:font-size-asian="18pt" style:font-weight-asian="normal" style:font-name-complex="Arial"/>
    </style:style>
    <style:style style:name="P6" style:family="paragraph" style:parent-style-name="Standard">
      <style:paragraph-properties fo:text-align="justify" style:justify-single-word="false"/>
      <style:text-properties fo:color="#0000ff" style:font-name="Arial" fo:font-size="12pt" style:font-size-asian="12pt" style:font-name-complex="Arial"/>
    </style:style>
    <style:style style:name="P7" style:family="paragraph" style:parent-style-name="Standard">
      <style:paragraph-properties fo:text-align="justify" style:justify-single-word="false"/>
      <style:text-properties fo:color="#000000" style:font-name="Arial" fo:font-size="12pt" fo:font-style="normal" fo:font-weight="normal" style:font-size-asian="12pt" style:font-style-asian="normal" style:font-weight-asian="normal" style:font-name-complex="Arial"/>
    </style:style>
    <style:style style:name="P8" style:family="paragraph" style:parent-style-name="Standard">
      <style:paragraph-properties fo:text-align="center" style:justify-single-word="false"/>
    </style:style>
    <style:style style:name="P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paragraph-properties fo:text-align="center" style:justify-single-word="false" style:snap-to-layout-grid="false"/>
      <style:text-properties fo:font-weight="bold" style:font-weight-asian="bold" style:font-weight-complex="bold"/>
    </style:style>
    <style:style style:name="P17" style:family="paragraph" style:parent-style-name="Text_20_body">
      <style:paragraph-properties>
        <style:tab-stops>
          <style:tab-stop style:position="1.27cm"/>
          <style:tab-stop style:position="1.905cm"/>
        </style:tab-stops>
      </style:paragraph-properties>
    </style:style>
    <style:style style:name="P18" style:family="paragraph" style:parent-style-name="Recommandation">
      <style:text-properties style:font-name="Arial" fo:font-size="12pt" style:font-size-asian="12pt" style:font-name-complex="Arial"/>
    </style:style>
    <style:style style:name="P19" style:family="paragraph" style:parent-style-name="Recommandation">
      <style:paragraph-properties fo:margin-left="0.501cm" fo:margin-right="0cm" fo:margin-top="0.212cm" fo:margin-bottom="0cm" loext:contextual-spacing="false" fo:text-indent="0cm" style:auto-text-indent="false"/>
    </style:style>
    <style:style style:name="P20" style:family="paragraph" style:parent-style-name="Recommandation">
      <style:paragraph-properties fo:margin-left="0.501cm" fo:margin-right="0cm" fo:margin-top="0.212cm" fo:margin-bottom="0cm" loext:contextual-spacing="false" fo:text-indent="0cm" style:auto-text-indent="false"/>
      <style:text-properties fo:color="#000000"/>
    </style:style>
    <style:style style:name="P21" style:family="paragraph" style:parent-style-name="Recommandation">
      <style:paragraph-properties fo:margin-left="0.501cm" fo:margin-right="0cm" fo:text-indent="0cm" style:auto-text-indent="false"/>
    </style:style>
    <style:style style:name="P22" style:family="paragraph" style:parent-style-name="Recommandation">
      <style:paragraph-properties fo:margin-left="0cm" fo:margin-right="0cm" fo:text-indent="0cm" style:auto-text-indent="false"/>
    </style:style>
    <style:style style:name="P23" style:family="paragraph" style:parent-style-name="Recommandation">
      <style:paragraph-properties fo:margin-left="0cm" fo:margin-right="0cm" fo:text-indent="0cm" style:auto-text-indent="false"/>
      <style:text-properties fo:font-weight="bold" style:font-weight-asian="bold" style:font-weight-complex="bold"/>
    </style:style>
    <style:style style:name="P24" style:family="paragraph" style:parent-style-name="Recommandation">
      <style:paragraph-properties fo:margin-left="0cm" fo:margin-right="0cm" fo:text-align="center" style:justify-single-word="false" fo:text-indent="0cm" style:auto-text-indent="false"/>
      <style:text-properties fo:font-weight="bold" style:font-weight-asian="bold" style:font-weight-complex="bold"/>
    </style:style>
    <style:style style:name="P25" style:family="paragraph" style:parent-style-name="Recommandation">
      <style:paragraph-properties fo:margin-left="0cm" fo:margin-right="0cm" fo:text-indent="0cm" style:auto-text-indent="false" style:snap-to-layout-grid="false"/>
      <style:text-properties fo:font-weight="bold" style:font-weight-asian="bold" style:font-weight-complex="bold"/>
    </style:style>
    <style:style style:name="P26" style:family="paragraph" style:parent-style-name="Recommandation">
      <style:paragraph-properties fo:margin-left="0cm" fo:margin-right="0cm" fo:text-align="center" style:justify-single-word="false" fo:text-indent="0cm" style:auto-text-indent="false"/>
      <style:text-properties style:font-name="Arial Narrow" style:font-name-complex="Arial Narrow"/>
    </style:style>
    <style:style style:name="P27" style:family="paragraph" style:parent-style-name="Recommandation">
      <style:paragraph-properties fo:margin-left="0cm" fo:margin-right="0cm" fo:text-indent="0cm" style:auto-text-indent="false" style:snap-to-layout-grid="false"/>
      <style:text-properties style:font-name="Arial Narrow" fo:font-weight="bold" style:font-weight-asian="bold" style:font-name-complex="Arial Narrow" style:font-weight-complex="bold"/>
    </style:style>
    <style:style style:name="P28" style:family="paragraph" style:parent-style-name="Recommandation">
      <style:paragraph-properties fo:margin-left="0cm" fo:margin-right="0cm" fo:margin-top="0.212cm" fo:margin-bottom="0cm" loext:contextual-spacing="false" fo:text-indent="0cm" style:auto-text-indent="false"/>
      <style:text-properties fo:color="#000000"/>
    </style:style>
    <style:style style:name="P29" style:family="paragraph" style:parent-style-name="Recommandation">
      <style:paragraph-properties fo:margin-left="0cm" fo:margin-right="0cm" fo:margin-top="0.212cm" fo:margin-bottom="0cm" loext:contextual-spacing="false" fo:text-align="center" style:justify-single-word="false" fo:text-indent="0cm" style:auto-text-indent="false"/>
      <style:text-properties fo:color="#000000" fo:font-weight="bold" style:font-weight-asian="bold" style:font-weight-complex="bold"/>
    </style:style>
    <style:style style:name="P30" style:family="paragraph" style:parent-style-name="Recommandation">
      <style:paragraph-properties fo:margin-left="0cm" fo:margin-right="0cm" fo:margin-top="0.212cm" fo:margin-bottom="0cm" loext:contextual-spacing="false" fo:text-align="center" style:justify-single-word="false" fo:text-indent="0cm" style:auto-text-indent="false" style:snap-to-layout-grid="false"/>
      <style:text-properties fo:color="#000000" fo:font-weight="bold" style:font-weight-asian="bold" style:font-weight-complex="bold"/>
    </style:style>
    <style:style style:name="P31" style:family="paragraph" style:parent-style-name="Recommandation">
      <style:paragraph-properties fo:margin-left="0cm" fo:margin-right="0cm" fo:margin-top="0.212cm" fo:margin-bottom="0cm" loext:contextual-spacing="false" fo:text-align="center" style:justify-single-word="false" fo:text-indent="0cm" style:auto-text-indent="false" style:snap-to-layout-grid="false"/>
      <style:text-properties fo:color="#000000"/>
    </style:style>
    <style:style style:name="P32" style:family="paragraph" style:parent-style-name="Standard" style:master-page-name="Standard">
      <style:paragraph-properties style:page-number="auto"/>
    </style:style>
    <style:style style:name="P33" style:family="paragraph" style:parent-style-name="Standard">
      <style:text-properties fo:font-size="10pt" fo:font-style="normal" style:text-underline-style="none" fo:font-weight="normal" officeooo:paragraph-rsid="000f896a" style:font-name-asian="Wingdings" style:font-size-asian="10pt" style:font-style-asian="normal" style:font-weight-asian="normal" style:font-name-complex="Wingdings" style:font-style-complex="normal" style:font-weight-complex="normal"/>
    </style:style>
    <style:style style:name="P34" style:family="paragraph" style:parent-style-name="Standard">
      <style:text-properties fo:font-size="10pt" fo:font-style="normal" style:text-underline-style="none" fo:font-weight="normal" officeooo:paragraph-rsid="00146dff" style:font-name-asian="Wingdings" style:font-size-asian="10pt" style:font-style-asian="normal" style:font-weight-asian="normal" style:font-name-complex="Wingdings" style:font-style-complex="normal" style:font-weight-complex="normal"/>
    </style:style>
    <style:style style:name="P35" style:family="paragraph" style:parent-style-name="Standard">
      <style:paragraph-properties style:snap-to-layout-grid="false"/>
      <style:text-properties fo:font-size="10pt" fo:font-style="normal" fo:font-weight="normal" officeooo:paragraph-rsid="000f896a" style:font-name-asian="Wingdings" style:font-size-asian="10pt" style:font-style-asian="normal" style:font-weight-asian="normal" style:font-style-complex="normal" style:font-weight-complex="normal"/>
    </style:style>
    <style:style style:name="P36" style:family="paragraph" style:parent-style-name="Standard">
      <style:paragraph-properties style:snap-to-layout-grid="false"/>
      <style:text-properties fo:font-size="10pt" fo:font-style="normal" fo:font-weight="normal" officeooo:paragraph-rsid="00146dff" style:font-name-asian="Wingdings" style:font-size-asian="10pt" style:font-style-asian="normal" style:font-weight-asian="normal" style:font-style-complex="normal" style:font-weight-complex="normal"/>
    </style:style>
    <style:style style:name="P37" style:family="paragraph" style:parent-style-name="Standard">
      <style:text-properties fo:font-size="10pt" fo:font-style="normal" fo:font-weight="normal" officeooo:paragraph-rsid="000f896a" style:font-name-asian="Wingdings" style:font-size-asian="10pt" style:font-style-asian="normal" style:font-weight-asian="normal" style:font-style-complex="normal" style:font-weight-complex="normal"/>
    </style:style>
    <style:style style:name="P38" style:family="paragraph" style:parent-style-name="Standard">
      <style:text-properties fo:font-size="10pt" fo:font-style="normal" fo:font-weight="normal" officeooo:rsid="00145977" officeooo:paragraph-rsid="00145977" style:font-name-asian="Wingdings" style:font-size-asian="10pt" style:font-style-asian="normal" style:font-weight-asian="normal" style:font-style-complex="normal" style:font-weight-complex="normal"/>
    </style:style>
    <style:style style:name="P39" style:family="paragraph" style:parent-style-name="Standard">
      <style:text-properties fo:font-size="10pt" fo:font-style="normal" fo:font-weight="normal" officeooo:rsid="00145977" officeooo:paragraph-rsid="00146dff" style:font-name-asian="Wingdings" style:font-size-asian="10pt" style:font-style-asian="normal" style:font-weight-asian="normal" style:font-style-complex="normal" style:font-weight-complex="normal"/>
    </style:style>
    <style:style style:name="P40" style:family="paragraph" style:parent-style-name="Standard">
      <style:text-properties fo:font-size="10pt" fo:font-style="normal" fo:font-weight="normal" officeooo:rsid="00146dff" officeooo:paragraph-rsid="00146dff" style:font-name-asian="Wingdings" style:font-size-asian="10pt" style:font-style-asian="normal" style:font-weight-asian="normal" style:font-style-complex="normal" style:font-weight-complex="normal"/>
    </style:style>
    <style:style style:name="P41" style:family="paragraph" style:parent-style-name="Standard">
      <style:text-properties fo:font-size="10pt" fo:font-style="normal" fo:font-weight="normal" officeooo:paragraph-rsid="00146dff" style:font-name-asian="Wingdings" style:font-size-asian="10pt" style:font-style-asian="normal" style:font-weight-asian="normal" style:font-style-complex="normal" style:font-weight-complex="normal"/>
    </style:style>
    <style:style style:name="P42" style:family="paragraph" style:parent-style-name="Standard">
      <style:text-properties fo:font-size="10pt" fo:font-style="normal" fo:font-weight="normal" officeooo:rsid="00185722" officeooo:paragraph-rsid="00185722" style:font-name-asian="Wingdings" style:font-size-asian="10pt" style:font-style-asian="normal" style:font-weight-asian="normal" style:font-style-complex="normal" style:font-weight-complex="normal"/>
    </style:style>
    <style:style style:name="P43" style:family="paragraph" style:parent-style-name="Standard">
      <style:text-properties fo:font-size="10pt" fo:font-style="normal" fo:font-weight="normal" officeooo:rsid="001c5cfc" officeooo:paragraph-rsid="001c5cfc" style:font-name-asian="Wingdings" style:font-size-asian="10pt" style:font-style-asian="normal" style:font-weight-asian="normal" style:font-style-complex="normal" style:font-weight-complex="normal"/>
    </style:style>
    <style:style style:name="P44" style:family="paragraph" style:parent-style-name="Standard">
      <style:text-properties fo:font-size="10pt" fo:font-style="normal" fo:font-weight="normal" officeooo:rsid="00238d9f" officeooo:paragraph-rsid="00238d9f" style:font-name-asian="Wingdings" style:font-size-asian="10pt" style:font-style-asian="normal" style:font-weight-asian="normal" style:font-style-complex="normal" style:font-weight-complex="normal"/>
    </style:style>
    <style:style style:name="P45" style:family="paragraph" style:parent-style-name="Standard">
      <style:text-properties fo:font-size="10pt" fo:font-style="normal" fo:font-weight="normal" officeooo:rsid="00239692" officeooo:paragraph-rsid="00239692" style:font-name-asian="Wingdings" style:font-size-asian="10pt" style:font-style-asian="normal" style:font-weight-asian="normal" style:font-style-complex="normal" style:font-weight-complex="normal"/>
    </style:style>
    <style:style style:name="P46" style:family="paragraph" style:parent-style-name="Standard">
      <style:text-properties fo:font-size="10pt" fo:font-style="normal" fo:font-weight="normal" officeooo:rsid="0029bd97" officeooo:paragraph-rsid="0029bd97" style:font-name-asian="Wingdings" style:font-size-asian="10pt" style:font-style-asian="normal" style:font-weight-asian="normal" style:font-style-complex="normal" style:font-weight-complex="normal"/>
    </style:style>
    <style:style style:name="P47" style:family="paragraph" style:parent-style-name="Standard">
      <style:text-properties fo:color="#800000" fo:font-style="normal" fo:font-weight="normal" officeooo:paragraph-rsid="000f896a" style:font-name-asian="Wingdings" style:font-style-asian="normal" style:font-weight-asian="normal" style:font-name-complex="Wingdings" style:font-style-complex="normal" style:font-weight-complex="normal"/>
    </style:style>
    <style:style style:name="P48" style:family="paragraph" style:parent-style-name="Standard">
      <style:text-properties fo:color="#800000" fo:font-style="normal" fo:font-weight="normal" officeooo:paragraph-rsid="00146dff" style:font-name-asian="Wingdings" style:font-style-asian="normal" style:font-weight-asian="normal" style:font-name-complex="Wingdings" style:font-style-complex="normal" style:font-weight-complex="normal"/>
    </style:style>
    <style:style style:name="P49" style:family="paragraph" style:parent-style-name="Standard">
      <style:text-properties fo:color="#800000" fo:font-style="normal" fo:font-weight="normal" officeooo:paragraph-rsid="000f896a" style:font-name-asian="Wingdings" style:font-style-asian="normal" style:font-weight-asian="normal" style:font-name-complex="Wingdings" style:font-size-complex="11pt" style:font-style-complex="normal" style:font-weight-complex="normal"/>
    </style:style>
    <style:style style:name="P50" style:family="paragraph" style:parent-style-name="Standard">
      <style:text-properties fo:color="#800000" fo:font-style="normal" fo:font-weight="normal" officeooo:paragraph-rsid="00146dff" style:font-name-asian="Wingdings" style:font-style-asian="normal" style:font-weight-asian="normal" style:font-name-complex="Wingdings" style:font-size-complex="11pt" style:font-style-complex="normal" style:font-weight-complex="normal"/>
    </style:style>
    <style:style style:name="P51" style:family="paragraph" style:parent-style-name="Standard">
      <style:text-properties fo:color="#800000" fo:font-style="normal" fo:font-weight="normal" officeooo:paragraph-rsid="000f896a" style:font-name-asian="Wingdings" style:font-style-asian="normal" style:font-weight-asian="normal" style:font-size-complex="11pt" style:font-style-complex="normal" style:font-weight-complex="normal"/>
    </style:style>
    <style:style style:name="P52" style:family="paragraph" style:parent-style-name="Standard">
      <style:text-properties fo:color="#800000" fo:font-style="normal" fo:font-weight="normal" officeooo:paragraph-rsid="00146dff" style:font-name-asian="Wingdings" style:font-style-asian="normal" style:font-weight-asian="normal" style:font-size-complex="11pt" style:font-style-complex="normal" style:font-weight-complex="normal"/>
    </style:style>
    <style:style style:name="P53" style:family="paragraph" style:parent-style-name="Standard">
      <style:text-properties fo:color="#800000" fo:font-style="normal" fo:font-weight="normal" officeooo:paragraph-rsid="000f896a" style:font-name-asian="Wingdings" style:font-style-asian="normal" style:font-weight-asian="normal" style:font-style-complex="normal" style:font-weight-complex="normal"/>
    </style:style>
    <style:style style:name="P54" style:family="paragraph" style:parent-style-name="Standard">
      <style:text-properties fo:color="#800000" fo:font-style="normal" fo:font-weight="normal" officeooo:paragraph-rsid="00146dff" style:font-name-asian="Wingdings" style:font-style-asian="normal" style:font-weight-asian="normal" style:font-style-complex="normal" style:font-weight-complex="normal"/>
    </style:style>
    <style:style style:name="P55" style:family="paragraph" style:parent-style-name="Standard">
      <style:paragraph-properties style:snap-to-layout-grid="false"/>
      <style:text-properties style:font-name="Comic Sans MS" fo:font-size="10pt" fo:font-style="normal" fo:font-weight="normal" officeooo:paragraph-rsid="000f896a" style:font-name-asian="Wingdings" style:font-size-asian="10pt" style:font-style-asian="normal" style:font-weight-asian="normal" style:font-name-complex="Comic Sans MS" style:font-style-complex="normal" style:font-weight-complex="normal"/>
    </style:style>
    <style:style style:name="P56" style:family="paragraph" style:parent-style-name="Standard">
      <style:paragraph-properties style:snap-to-layout-grid="false"/>
      <style:text-properties style:font-name="Comic Sans MS" fo:font-size="10pt" fo:font-style="normal" fo:font-weight="normal" officeooo:paragraph-rsid="00146dff" style:font-name-asian="Wingdings" style:font-size-asian="10pt" style:font-style-asian="normal" style:font-weight-asian="normal" style:font-name-complex="Comic Sans MS" style:font-style-complex="normal" style:font-weight-complex="normal"/>
    </style:style>
    <style:style style:name="P57" style:family="paragraph" style:parent-style-name="Standard">
      <style:text-properties fo:font-style="normal" style:text-underline-style="none" fo:font-weight="normal" officeooo:paragraph-rsid="000f896a" style:font-name-asian="Wingdings" style:font-style-asian="normal" style:font-weight-asian="normal" style:font-name-complex="Wingdings" style:font-style-complex="normal" style:font-weight-complex="normal"/>
    </style:style>
    <style:style style:name="P58" style:family="paragraph" style:parent-style-name="Standard">
      <style:text-properties fo:font-style="normal" style:text-underline-style="none" fo:font-weight="normal" officeooo:paragraph-rsid="00146dff" style:font-name-asian="Wingdings" style:font-style-asian="normal" style:font-weight-asian="normal" style:font-name-complex="Wingdings" style:font-style-complex="normal" style:font-weight-complex="normal"/>
    </style:style>
    <style:style style:name="P59" style:family="paragraph" style:parent-style-name="Standard">
      <style:text-properties fo:font-style="normal" fo:font-weight="normal" officeooo:paragraph-rsid="000f896a" style:font-style-asian="normal" style:font-weight-asian="normal" style:font-style-complex="normal" style:font-weight-complex="normal"/>
    </style:style>
    <style:style style:name="P60" style:family="paragraph" style:parent-style-name="Standard">
      <style:text-properties fo:font-style="normal" fo:font-weight="normal" officeooo:paragraph-rsid="00146dff" style:font-style-asian="normal" style:font-weight-asian="normal" style:font-style-complex="normal" style:font-weight-complex="normal"/>
    </style:style>
    <style:style style:name="P61" style:family="paragraph" style:parent-style-name="Standard">
      <style:text-properties fo:font-style="normal" fo:font-weight="normal" officeooo:paragraph-rsid="000f896a" style:font-name-asian="Wingdings" style:font-style-asian="normal" style:font-weight-asian="normal" style:font-name-complex="Wingdings" style:font-style-complex="normal" style:font-weight-complex="normal"/>
    </style:style>
    <style:style style:name="P62" style:family="paragraph" style:parent-style-name="Standard">
      <style:text-properties fo:font-style="normal" fo:font-weight="normal" officeooo:paragraph-rsid="00146dff" style:font-name-asian="Wingdings" style:font-style-asian="normal" style:font-weight-asian="normal" style:font-name-complex="Wingdings" style:font-style-complex="normal" style:font-weight-complex="normal"/>
    </style:style>
    <style:style style:name="P63" style:family="paragraph" style:parent-style-name="Standard">
      <style:text-properties fo:font-style="normal" fo:font-weight="normal" officeooo:paragraph-rsid="000f896a" style:font-name-asian="Wingdings" style:font-style-asian="normal" style:font-weight-asian="normal" style:font-name-complex="Wingdings" style:font-size-complex="11pt" style:font-style-complex="normal" style:font-weight-complex="normal"/>
    </style:style>
    <style:style style:name="P64" style:family="paragraph" style:parent-style-name="Standard">
      <style:text-properties fo:font-style="normal" fo:font-weight="normal" officeooo:paragraph-rsid="00146dff" style:font-name-asian="Wingdings" style:font-style-asian="normal" style:font-weight-asian="normal" style:font-name-complex="Wingdings" style:font-size-complex="11pt" style:font-style-complex="normal" style:font-weight-complex="normal"/>
    </style:style>
    <style:style style:name="P65" style:family="paragraph" style:parent-style-name="Standard">
      <style:text-properties fo:font-size="12pt" fo:font-style="normal" style:text-underline-style="none" fo:font-weight="normal" officeooo:rsid="000d4d6f"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66" style:family="paragraph" style:parent-style-name="Standard">
      <style:text-properties fo:font-size="12pt" fo:font-style="normal" style:text-underline-style="none" fo:font-weight="normal" officeooo:rsid="000d4d6f"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67" style:family="paragraph" style:parent-style-name="Standard">
      <style:text-properties fo:font-size="12pt" fo:font-style="normal" style:text-underline-style="none" fo:font-weight="normal" officeooo:rsid="000d4d6f" officeooo:paragraph-rsid="001536f2" style:font-name-asian="Wingdings" style:font-size-asian="12pt" style:font-style-asian="normal" style:font-weight-asian="normal" style:font-name-complex="Wingdings" style:font-size-complex="12pt" style:font-style-complex="normal" style:font-weight-complex="normal"/>
    </style:style>
    <style:style style:name="P68" style:family="paragraph" style:parent-style-name="Standard">
      <style:text-properties fo:font-size="12pt" fo:font-style="normal" style:text-underline-style="none" fo:font-weight="normal" officeooo:rsid="000d4d6f" officeooo:paragraph-rsid="001c9594" style:font-name-asian="Wingdings" style:font-size-asian="12pt" style:font-style-asian="normal" style:font-weight-asian="normal" style:font-name-complex="Wingdings"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0da08e"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70" style:family="paragraph" style:parent-style-name="Standard">
      <style:text-properties fo:font-size="12pt" fo:font-style="normal" style:text-underline-style="none" fo:font-weight="normal" officeooo:rsid="000da08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0da08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11c762" officeooo:paragraph-rsid="0011c762" style:font-name-asian="Wingdings" style:font-size-asian="12pt" style:font-style-asian="normal" style:font-weight-asian="normal" style:font-name-complex="Wingdings"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1536f2" officeooo:paragraph-rsid="001536f2" style:font-name-asian="Wingdings" style:font-size-asian="12pt" style:font-style-asian="normal" style:font-weight-asian="normal" style:font-name-complex="Wingdings"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1536f2" officeooo:paragraph-rsid="001c9594" style:font-name-asian="Wingdings" style:font-size-asian="12pt" style:font-style-asian="normal" style:font-weight-asian="normal" style:font-name-complex="Wingdings"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171ab6" officeooo:paragraph-rsid="00171ab6" style:font-name-asian="Wingdings" style:font-size-asian="12pt" style:font-style-asian="normal" style:font-weight-asian="normal" style:font-name-complex="Wingdings" style:font-size-complex="12pt" style:font-style-complex="normal" style:font-weight-complex="normal"/>
    </style:style>
    <style:style style:name="P76" style:family="paragraph" style:parent-style-name="Standard">
      <style:text-properties fo:font-size="12pt" fo:font-style="normal" style:text-underline-style="none" fo:font-weight="normal" officeooo:rsid="001dc0a3" officeooo:paragraph-rsid="001dc0a3" style:font-name-asian="Wingdings" style:font-size-asian="12pt" style:font-style-asian="normal" style:font-weight-asian="normal" style:font-name-complex="Wingdings" style:font-size-complex="12pt" style:font-style-complex="normal" style:font-weight-complex="normal"/>
    </style:style>
    <style:style style:name="P77" style:family="paragraph" style:parent-style-name="Standard">
      <style:text-properties fo:font-size="12pt" fo:font-style="normal" style:text-underline-style="none" fo:font-weight="normal" officeooo:rsid="00256c8f" officeooo:paragraph-rsid="00256c8f" style:font-name-asian="Wingdings" style:font-size-asian="12pt" style:font-style-asian="normal" style:font-weight-asian="normal" style:font-name-complex="Wingdings"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2747b2" officeooo:paragraph-rsid="002747b2" style:font-name-asian="Wingdings" style:font-size-asian="12pt" style:font-style-asian="normal" style:font-weight-asian="normal" style:font-name-complex="Wingdings" style:font-size-complex="12pt" style:font-style-complex="normal" style:font-weight-complex="normal"/>
    </style:style>
    <style:style style:name="P79" style:family="paragraph" style:parent-style-name="Standard">
      <style:paragraph-properties fo:margin-left="0cm" fo:margin-right="-0.374cm" fo:text-indent="0cm" style:auto-text-indent="false"/>
      <style:text-properties fo:color="#800000" fo:font-style="normal" fo:font-weight="normal" officeooo:paragraph-rsid="000f896a" style:font-name-asian="Wingdings" style:font-style-asian="normal" style:font-weight-asian="normal" style:font-size-complex="11pt" style:font-style-complex="normal" style:font-weight-complex="normal"/>
    </style:style>
    <style:style style:name="P80" style:family="paragraph" style:parent-style-name="Standard">
      <style:paragraph-properties fo:margin-left="0cm" fo:margin-right="-0.374cm" fo:text-indent="0cm" style:auto-text-indent="false"/>
      <style:text-properties fo:color="#800000" fo:font-style="normal" fo:font-weight="normal" officeooo:paragraph-rsid="00146dff" style:font-name-asian="Wingdings" style:font-style-asian="normal" style:font-weight-asian="normal" style:font-size-complex="11pt" style:font-style-complex="normal" style:font-weight-complex="normal"/>
    </style:style>
    <style:style style:name="P81" style:family="paragraph" style:parent-style-name="Standard">
      <style:paragraph-properties fo:margin-left="0cm" fo:margin-right="-0.123cm" fo:text-indent="0cm" style:auto-text-indent="false"/>
      <style:text-properties fo:font-size="10pt" fo:font-style="normal" fo:font-weight="normal" officeooo:rsid="000da08e" officeooo:paragraph-rsid="000f896a" style:font-name-asian="Wingdings" style:font-size-asian="10pt" style:font-style-asian="normal" style:font-weight-asian="normal" style:font-style-complex="normal" style:font-weight-complex="normal"/>
    </style:style>
    <style:style style:name="P82" style:family="paragraph" style:parent-style-name="Standard">
      <style:paragraph-properties fo:margin-left="0cm" fo:margin-right="-0.123cm" fo:text-indent="0cm" style:auto-text-indent="false"/>
      <style:text-properties fo:font-size="10pt" fo:font-style="normal" fo:font-weight="normal" officeooo:rsid="00145977" officeooo:paragraph-rsid="00145977" style:font-name-asian="Wingdings" style:font-size-asian="10pt" style:font-style-asian="normal" style:font-weight-asian="normal" style:font-style-complex="normal" style:font-weight-complex="normal"/>
    </style:style>
    <style:style style:name="P83" style:family="paragraph" style:parent-style-name="Standard">
      <style:paragraph-properties fo:margin-left="0cm" fo:margin-right="-0.123cm" fo:text-indent="0cm" style:auto-text-indent="false"/>
      <style:text-properties fo:font-size="10pt" fo:font-style="normal" fo:font-weight="normal" officeooo:rsid="00145977" officeooo:paragraph-rsid="00146dff" style:font-name-asian="Wingdings" style:font-size-asian="10pt" style:font-style-asian="normal" style:font-weight-asian="normal" style:font-style-complex="normal" style:font-weight-complex="normal"/>
    </style:style>
    <style:style style:name="P84" style:family="paragraph" style:parent-style-name="Standard">
      <style:paragraph-properties fo:margin-left="0cm" fo:margin-right="-0.123cm" fo:text-indent="0cm" style:auto-text-indent="false"/>
      <style:text-properties fo:font-size="10pt" fo:font-style="normal" fo:font-weight="normal" officeooo:rsid="00145977" officeooo:paragraph-rsid="00185722" style:font-name-asian="Wingdings" style:font-size-asian="10pt" style:font-style-asian="normal" style:font-weight-asian="normal" style:font-style-complex="normal" style:font-weight-complex="normal"/>
    </style:style>
    <style:style style:name="P85" style:family="paragraph" style:parent-style-name="Standard">
      <style:paragraph-properties fo:margin-left="0cm" fo:margin-right="-0.123cm" fo:text-indent="0cm" style:auto-text-indent="false"/>
      <style:text-properties fo:font-size="10pt" fo:font-style="normal" fo:font-weight="normal" officeooo:rsid="00146dff" officeooo:paragraph-rsid="00146dff" style:font-name-asian="Wingdings" style:font-size-asian="10pt" style:font-style-asian="normal" style:font-weight-asian="normal" style:font-style-complex="normal" style:font-weight-complex="normal"/>
    </style:style>
    <style:style style:name="P86" style:family="paragraph" style:parent-style-name="Standard">
      <style:paragraph-properties fo:margin-left="0cm" fo:margin-right="-0.123cm" fo:text-indent="0cm" style:auto-text-indent="false"/>
      <style:text-properties fo:font-size="10pt" fo:font-style="normal" fo:font-weight="normal" officeooo:rsid="00180820" officeooo:paragraph-rsid="00180820" style:font-name-asian="Wingdings" style:font-size-asian="10pt" style:font-style-asian="normal" style:font-weight-asian="normal" style:font-style-complex="normal" style:font-weight-complex="normal"/>
    </style:style>
    <style:style style:name="P87" style:family="paragraph" style:parent-style-name="Standard">
      <style:paragraph-properties fo:margin-left="0cm" fo:margin-right="-0.123cm" fo:text-indent="0cm" style:auto-text-indent="false"/>
      <style:text-properties fo:font-size="10pt" fo:font-style="normal" fo:font-weight="normal" officeooo:rsid="00185722" officeooo:paragraph-rsid="00185722" style:font-name-asian="Wingdings" style:font-size-asian="10pt" style:font-style-asian="normal" style:font-weight-asian="normal" style:font-style-complex="normal" style:font-weight-complex="normal"/>
    </style:style>
    <style:style style:name="P88" style:family="paragraph" style:parent-style-name="Standard">
      <style:paragraph-properties fo:margin-left="0cm" fo:margin-right="-0.123cm" fo:text-indent="0cm" style:auto-text-indent="false"/>
      <style:text-properties fo:font-size="10pt" fo:font-style="normal" fo:font-weight="normal" officeooo:rsid="001c5cfc" officeooo:paragraph-rsid="001c5cfc" style:font-name-asian="Wingdings" style:font-size-asian="10pt" style:font-style-asian="normal" style:font-weight-asian="normal" style:font-style-complex="normal" style:font-weight-complex="normal"/>
    </style:style>
    <style:style style:name="P89" style:family="paragraph" style:parent-style-name="Standard">
      <style:paragraph-properties fo:margin-left="0cm" fo:margin-right="-0.123cm" fo:text-indent="0cm" style:auto-text-indent="false"/>
      <style:text-properties fo:font-size="10pt" fo:font-style="normal" fo:font-weight="normal" officeooo:rsid="00239692" officeooo:paragraph-rsid="00239692" style:font-name-asian="Wingdings" style:font-size-asian="10pt" style:font-style-asian="normal" style:font-weight-asian="normal" style:font-style-complex="normal" style:font-weight-complex="normal"/>
    </style:style>
    <style:style style:name="P90" style:family="paragraph" style:parent-style-name="Standard">
      <style:paragraph-properties fo:margin-left="0cm" fo:margin-right="-0.123cm" fo:text-indent="0cm" style:auto-text-indent="false"/>
      <style:text-properties fo:font-size="10pt" fo:font-style="normal" fo:font-weight="normal" officeooo:rsid="0029bd97" officeooo:paragraph-rsid="0029bd97" style:font-name-asian="Wingdings" style:font-size-asian="10pt" style:font-style-asian="normal" style:font-weight-asian="normal" style:font-style-complex="normal" style:font-weight-complex="normal"/>
    </style:style>
    <style:style style:name="P91" style:family="paragraph" style:parent-style-name="Standard">
      <style:paragraph-properties fo:margin-left="0cm" fo:margin-right="-0.123cm" fo:text-indent="0cm" style:auto-text-indent="false"/>
      <style:text-properties fo:font-size="10pt" fo:font-style="normal" fo:font-weight="normal" officeooo:rsid="002b6ce8" officeooo:paragraph-rsid="002b6ce8" style:font-name-asian="Wingdings" style:font-size-asian="10pt" style:font-style-asian="normal" style:font-weight-asian="normal" style:font-style-complex="normal" style:font-weight-complex="normal"/>
    </style:style>
    <style:style style:name="P92" style:family="paragraph" style:parent-style-name="Standard" style:list-style-name="">
      <style:paragraph-properties fo:margin-left="0cm" fo:margin-right="0cm" fo:text-indent="0cm" style:auto-text-indent="false"/>
      <style:text-properties fo:font-size="12pt" fo:font-style="normal" style:text-underline-style="none" fo:font-weight="normal" officeooo:rsid="000d4d6f"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93" style:family="paragraph" style:parent-style-name="Standard" style:list-style-name="">
      <style:paragraph-properties fo:margin-left="0cm" fo:margin-right="0cm" fo:text-indent="0cm" style:auto-text-indent="false"/>
      <style:text-properties fo:font-size="12pt" fo:font-style="normal" style:text-underline-style="none" fo:font-weight="normal" officeooo:rsid="0011843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94" style:family="paragraph" style:parent-style-name="Standard" style:list-style-name="">
      <style:paragraph-properties fo:margin-left="0cm" fo:margin-right="0cm" fo:text-indent="0cm" style:auto-text-indent="false"/>
      <style:text-properties fo:font-size="12pt" fo:font-style="normal" style:text-underline-style="none" fo:font-weight="normal" officeooo:rsid="0011843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95" style:family="paragraph" style:parent-style-name="Standard" style:list-style-name="">
      <style:paragraph-properties fo:margin-left="0cm" fo:margin-right="0cm" fo:text-indent="0cm" style:auto-text-indent="false"/>
      <style:text-properties fo:font-size="12pt" fo:font-style="normal" style:text-underline-style="none" fo:font-weight="normal" officeooo:rsid="00146dff"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96" style:family="paragraph" style:parent-style-name="Standard" style:list-style-name="">
      <style:paragraph-properties fo:margin-left="1.002cm" fo:margin-right="0cm" fo:orphans="0" fo:widows="0" fo:text-indent="-0.501cm" style:auto-text-indent="false" fo:break-before="page"/>
      <style:text-properties officeooo:paragraph-rsid="00146dff"/>
    </style:style>
    <style:style style:name="P97" style:family="paragraph" style:parent-style-name="Text_20_body">
      <style:paragraph-properties fo:text-align="center" style:justify-single-word="false"/>
      <style:text-properties officeooo:rsid="002ce49f" officeooo:paragraph-rsid="002ce49f"/>
    </style:style>
    <style:style style:name="P98" style:family="paragraph" style:parent-style-name="Text_20_body">
      <style:paragraph-properties>
        <style:tab-stops>
          <style:tab-stop style:position="1.27cm"/>
          <style:tab-stop style:position="1.905cm"/>
        </style:tab-stops>
      </style:paragraph-properties>
    </style:style>
    <style:style style:name="P99"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100" style:family="paragraph" style:parent-style-name="Heading_20_1">
      <style:paragraph-properties fo:text-align="center" style:justify-single-word="false"/>
    </style:style>
    <style:style style:name="P101" style:family="paragraph" style:parent-style-name="Heading_20_1">
      <style:paragraph-properties fo:text-align="center" style:justify-single-word="false" fo:break-before="page"/>
    </style:style>
    <style:style style:name="P102" style:family="paragraph" style:parent-style-name="Header">
      <style:text-properties style:font-name="Arial" fo:font-size="12pt" fo:font-style="normal" style:font-size-asian="12pt" style:font-style-asian="normal" style:font-name-complex="Arial"/>
    </style:style>
    <style:style style:name="P10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104" style:family="paragraph" style:parent-style-name="Footer">
      <style:text-properties fo:color="#800000" style:font-name="Comic Sans MS" fo:font-style="normal" fo:font-weight="normal" officeooo:paragraph-rsid="000f896a" style:font-name-asian="Wingdings" style:font-style-asian="normal" style:font-weight-asian="normal" style:font-name-complex="Comic Sans MS" style:font-size-complex="11pt" style:font-style-complex="normal" style:font-weight-complex="normal"/>
    </style:style>
    <style:style style:name="P105" style:family="paragraph" style:parent-style-name="Footer">
      <style:text-properties fo:color="#800000" style:font-name="Comic Sans MS" fo:font-style="normal" fo:font-weight="normal" officeooo:paragraph-rsid="00146dff" style:font-name-asian="Wingdings" style:font-style-asian="normal" style:font-weight-asian="normal" style:font-name-complex="Comic Sans MS" style:font-size-complex="11pt" style:font-style-complex="normal" style:font-weight-complex="normal"/>
    </style:style>
    <style:style style:name="P106" style:family="paragraph" style:parent-style-name="Footer">
      <style:text-properties fo:color="#000000" style:font-name="Comic Sans MS" fo:font-size="10pt" fo:font-style="normal" fo:font-weight="normal" officeooo:rsid="000da08e" officeooo:paragraph-rsid="000f896a" style:font-name-asian="Wingdings" style:font-size-asian="10pt" style:font-style-asian="normal" style:font-weight-asian="normal" style:font-name-complex="Comic Sans MS" style:font-style-complex="normal" style:font-weight-complex="normal"/>
    </style:style>
    <style:style style:name="P107" style:family="paragraph" style:parent-style-name="Footer">
      <style:text-properties fo:color="#000000" style:font-name="Comic Sans MS" fo:font-size="10pt" fo:font-style="normal" fo:font-weight="normal" officeooo:rsid="00145977" officeooo:paragraph-rsid="00145977" style:font-name-asian="Wingdings" style:font-size-asian="10pt" style:font-style-asian="normal" style:font-weight-asian="normal" style:font-name-complex="Comic Sans MS" style:font-style-complex="normal" style:font-weight-complex="normal"/>
    </style:style>
    <style:style style:name="P108" style:family="paragraph" style:parent-style-name="Footer">
      <style:text-properties fo:color="#000000" style:font-name="Comic Sans MS" fo:font-size="10pt" fo:font-style="normal" fo:font-weight="normal" officeooo:rsid="00145977" officeooo:paragraph-rsid="00185722" style:font-name-asian="Wingdings" style:font-size-asian="10pt" style:font-style-asian="normal" style:font-weight-asian="normal" style:font-name-complex="Comic Sans MS" style:font-style-complex="normal" style:font-weight-complex="normal"/>
    </style:style>
    <style:style style:name="P109" style:family="paragraph" style:parent-style-name="Footer">
      <style:text-properties fo:color="#000000" style:font-name="Comic Sans MS" fo:font-size="10pt" fo:font-style="normal" fo:font-weight="normal" officeooo:rsid="00146dff" officeooo:paragraph-rsid="00146dff" style:font-name-asian="Wingdings" style:font-size-asian="10pt" style:font-style-asian="normal" style:font-weight-asian="normal" style:font-name-complex="Comic Sans MS" style:font-style-complex="normal" style:font-weight-complex="normal"/>
    </style:style>
    <style:style style:name="P110" style:family="paragraph" style:parent-style-name="Footer">
      <style:text-properties fo:color="#000000" style:font-name="Comic Sans MS" fo:font-size="10pt" fo:font-style="normal" fo:font-weight="normal" officeooo:rsid="00180820" officeooo:paragraph-rsid="00185722" style:font-name-asian="Wingdings" style:font-size-asian="10pt" style:font-style-asian="normal" style:font-weight-asian="normal" style:font-name-complex="Comic Sans MS" style:font-style-complex="normal" style:font-weight-complex="normal"/>
    </style:style>
    <style:style style:name="P111" style:family="paragraph" style:parent-style-name="Footer">
      <style:text-properties fo:color="#000000" style:font-name="Comic Sans MS" fo:font-size="10pt" fo:font-style="normal" fo:font-weight="normal" officeooo:rsid="00185722" officeooo:paragraph-rsid="00185722" style:font-name-asian="Wingdings" style:font-size-asian="10pt" style:font-style-asian="normal" style:font-weight-asian="normal" style:font-name-complex="Comic Sans MS" style:font-style-complex="normal" style:font-weight-complex="normal"/>
    </style:style>
    <style:style style:name="P112" style:family="paragraph" style:parent-style-name="Footer">
      <style:text-properties fo:color="#000000" style:font-name="Comic Sans MS" fo:font-size="10pt" fo:font-style="normal" fo:font-weight="normal" officeooo:rsid="001c5cfc" officeooo:paragraph-rsid="001c5cfc" style:font-name-asian="Wingdings" style:font-size-asian="10pt" style:font-style-asian="normal" style:font-weight-asian="normal" style:font-name-complex="Comic Sans MS" style:font-style-complex="normal" style:font-weight-complex="normal"/>
    </style:style>
    <style:style style:name="P113" style:family="paragraph" style:parent-style-name="Footer">
      <style:text-properties fo:color="#000000" style:font-name="Comic Sans MS" fo:font-size="10pt" fo:font-style="normal" fo:font-weight="normal" officeooo:rsid="00239692" officeooo:paragraph-rsid="00239692" style:font-name-asian="Wingdings" style:font-size-asian="10pt" style:font-style-asian="normal" style:font-weight-asian="normal" style:font-name-complex="Comic Sans MS" style:font-style-complex="normal" style:font-weight-complex="normal"/>
    </style:style>
    <style:style style:name="P114" style:family="paragraph" style:parent-style-name="Footer">
      <style:text-properties fo:color="#000000" style:font-name="Comic Sans MS" fo:font-size="10pt" fo:font-style="normal" fo:font-weight="normal" officeooo:rsid="00285412" officeooo:paragraph-rsid="00285412" style:font-name-asian="Wingdings" style:font-size-asian="10pt" style:font-style-asian="normal" style:font-weight-asian="normal" style:font-name-complex="Comic Sans MS" style:font-style-complex="normal" style:font-weight-complex="normal"/>
    </style:style>
    <style:style style:name="P115" style:family="paragraph" style:parent-style-name="Footer">
      <style:text-properties fo:color="#000000" style:font-name="Comic Sans MS" fo:font-size="10pt" fo:font-style="normal" fo:font-weight="normal" officeooo:rsid="0029bd97" officeooo:paragraph-rsid="0029bd97" style:font-name-asian="Wingdings" style:font-size-asian="10pt" style:font-style-asian="normal" style:font-weight-asian="normal" style:font-name-complex="Comic Sans MS" style:font-style-complex="normal" style:font-weight-complex="normal"/>
    </style:style>
    <style:style style:name="P116" style:family="paragraph" style:parent-style-name="Footer">
      <style:text-properties fo:color="#000000" style:font-name="Comic Sans MS" fo:font-size="10pt" fo:font-style="normal" fo:font-weight="normal" officeooo:rsid="002b6ce8" officeooo:paragraph-rsid="002b6ce8" style:font-name-asian="Wingdings" style:font-size-asian="10pt" style:font-style-asian="normal" style:font-weight-asian="normal" style:font-name-complex="Comic Sans MS" style:font-style-complex="normal" style:font-weight-complex="normal"/>
    </style:style>
    <style:style style:name="P117" style:family="paragraph" style:parent-style-name="Chapitre1">
      <style:paragraph-properties fo:break-before="page"/>
    </style:style>
    <style:style style:name="P118" style:family="paragraph" style:parent-style-name="Chapitre1">
      <style:paragraph-properties fo:margin-left="1.002cm" fo:margin-right="0cm" fo:text-indent="-0.501cm" style:auto-text-indent="false"/>
    </style:style>
    <style:style style:name="P119" style:family="paragraph" style:parent-style-name="Chapitre1" style:list-style-name="">
      <style:paragraph-properties fo:margin-left="1.002cm" fo:margin-right="0cm" fo:orphans="0" fo:widows="0" fo:text-indent="-0.501cm" style:auto-text-indent="false"/>
    </style:style>
    <style:style style:name="P12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officeooo:paragraph-rsid="000f896a"/>
    </style:style>
    <style:style style:name="P121" style:family="paragraph" style:parent-style-name="Chapitre1">
      <style:paragraph-properties fo:margin-left="1.002cm" fo:margin-right="0cm" fo:text-indent="-0.501cm" style:auto-text-indent="false" fo:break-before="page"/>
    </style:style>
    <style:style style:name="P122" style:family="paragraph" style:parent-style-name="Chapitre1" style:list-style-name="">
      <style:paragraph-properties fo:margin-left="1.002cm" fo:margin-right="0cm" fo:orphans="0" fo:widows="0" fo:text-indent="-0.501cm" style:auto-text-indent="false" fo:break-before="page"/>
      <style:text-properties officeooo:paragraph-rsid="00146dff"/>
    </style:style>
    <style:style style:name="P123" style:family="paragraph" style:parent-style-name="Chapitre1" style:list-style-name="">
      <style:paragraph-properties fo:margin-left="1.002cm" fo:margin-right="0cm" fo:orphans="0" fo:widows="0" fo:text-indent="-0.501cm" style:auto-text-indent="false" fo:break-before="page"/>
      <style:text-properties fo:font-weight="normal" officeooo:paragraph-rsid="00146dff" style:font-weight-asian="normal" style:font-weight-complex="normal"/>
    </style:style>
    <style:style style:name="P124" style:family="paragraph" style:parent-style-name="Chapitre1">
      <style:paragraph-properties fo:margin-left="1.002cm" fo:margin-right="0cm" fo:text-indent="-0.501cm" style:auto-text-indent="false" fo:break-before="page"/>
      <style:text-properties officeooo:paragraph-rsid="00146dff"/>
    </style:style>
    <style:style style:name="P125" style:family="paragraph" style:parent-style-name="Chapitre1" style:list-style-name="">
      <style:paragraph-properties fo:margin-left="0.501cm" fo:margin-right="0cm" fo:text-indent="0cm" style:auto-text-indent="false"/>
    </style:style>
    <style:style style:name="P126" style:family="paragraph" style:parent-style-name="Recommandation" style:list-style-name="WW8Num11"/>
    <style:style style:name="P127"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style>
    <style:style style:name="P128"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officeooo:paragraph-rsid="0008b5b4"/>
    </style:style>
    <style:style style:name="P129" style:family="paragraph" style:parent-style-name="Recommandation">
      <style:paragraph-properties fo:margin-left="1.884cm" fo:margin-right="0cm" fo:text-indent="-0.635cm" style:auto-text-indent="false">
        <style:tab-stops>
          <style:tab-stop style:position="1.884cm"/>
        </style:tab-stops>
      </style:paragraph-properties>
      <style:text-properties officeooo:paragraph-rsid="000f896a"/>
    </style:style>
    <style:style style:name="P130"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officeooo:rsid="00068be6" officeooo:paragraph-rsid="00068be6"/>
    </style:style>
    <style:style style:name="P131"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officeooo:rsid="0008b5b4" officeooo:paragraph-rsid="0008b5b4"/>
    </style:style>
    <style:style style:name="P132"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officeooo:paragraph-rsid="000f896a"/>
    </style:style>
    <style:style style:name="P133" style:family="paragraph" style:parent-style-name="Recommandation">
      <style:paragraph-properties fo:margin-left="0.501cm" fo:margin-right="0cm" fo:margin-top="0.212cm" fo:margin-bottom="0cm" loext:contextual-spacing="false" fo:text-indent="0cm" style:auto-text-indent="false"/>
      <style:text-properties officeooo:paragraph-rsid="0008b5b4"/>
    </style:style>
    <style:style style:name="P134" style:family="paragraph" style:parent-style-name="Recommandation">
      <style:paragraph-properties fo:margin-left="0.501cm" fo:margin-right="0cm" fo:margin-top="0.212cm" fo:margin-bottom="0cm" loext:contextual-spacing="false" fo:text-indent="0cm" style:auto-text-indent="false"/>
      <style:text-properties style:use-window-font-color="true" officeooo:rsid="0008b5b4" officeooo:paragraph-rsid="0008b5b4"/>
    </style:style>
    <style:style style:name="P135" style:family="paragraph" style:parent-style-name="Recommandation">
      <style:paragraph-properties fo:margin-left="0cm" fo:margin-right="0cm" fo:margin-top="0.212cm" fo:margin-bottom="0cm" loext:contextual-spacing="false" fo:text-indent="0cm" style:auto-text-indent="false"/>
      <style:text-properties style:use-window-font-color="true" officeooo:rsid="0008b5b4" officeooo:paragraph-rsid="0008b5b4"/>
    </style:style>
    <style:style style:name="P136" style:family="paragraph" style:parent-style-name="Recommandation">
      <style:paragraph-properties fo:margin-top="0.212cm" fo:margin-bottom="0cm" loext:contextual-spacing="false"/>
      <style:text-properties officeooo:rsid="0008b5b4" officeooo:paragraph-rsid="0008b5b4"/>
    </style:style>
    <style:style style:name="P137" style:family="paragraph" style:parent-style-name="Recommandation" style:list-style-name="L2">
      <style:paragraph-properties fo:margin-top="0.212cm" fo:margin-bottom="0cm" loext:contextual-spacing="false" fo:text-align="start" style:justify-single-word="false"/>
      <style:text-properties style:use-window-font-color="true" officeooo:rsid="0008b5b4" officeooo:paragraph-rsid="0008b5b4"/>
    </style:style>
    <style:style style:name="P138" style:family="paragraph" style:parent-style-name="Recommandation">
      <style:paragraph-properties fo:margin-top="0.212cm" fo:margin-bottom="0cm" loext:contextual-spacing="false" fo:text-align="start" style:justify-single-word="false"/>
      <style:text-properties style:use-window-font-color="true" officeooo:rsid="0008b5b4" officeooo:paragraph-rsid="0008b5b4"/>
    </style:style>
    <style:style style:name="P139" style:family="paragraph" style:parent-style-name="Recommandation" style:list-style-name="L3">
      <style:paragraph-properties fo:margin-top="0.212cm" fo:margin-bottom="0cm" loext:contextual-spacing="false"/>
      <style:text-properties style:use-window-font-color="true" officeooo:rsid="0008b5b4" officeooo:paragraph-rsid="0008b5b4"/>
    </style:style>
    <style:style style:name="P140" style:family="paragraph" style:parent-style-name="Recommandation" style:list-style-name="L4">
      <style:paragraph-properties fo:margin-top="0.212cm" fo:margin-bottom="0cm" loext:contextual-spacing="false"/>
      <style:text-properties style:use-window-font-color="true" officeooo:rsid="0008b5b4" officeooo:paragraph-rsid="0008b5b4"/>
    </style:style>
    <style:style style:name="P141" style:family="paragraph" style:parent-style-name="Recommandation">
      <style:paragraph-properties fo:margin-top="0.212cm" fo:margin-bottom="0cm" loext:contextual-spacing="false"/>
      <style:text-properties style:use-window-font-color="true" officeooo:rsid="0008b5b4" officeooo:paragraph-rsid="0008b5b4"/>
    </style:style>
    <style:style style:name="P142" style:family="paragraph" style:parent-style-name="Recommandation" style:list-style-name="L5">
      <style:paragraph-properties fo:margin-top="0.212cm" fo:margin-bottom="0cm" loext:contextual-spacing="false"/>
      <style:text-properties style:use-window-font-color="true" officeooo:rsid="0008b5b4" officeooo:paragraph-rsid="0008b5b4"/>
    </style:style>
    <style:style style:name="P143" style:family="paragraph" style:parent-style-name="Recommandation" style:list-style-name="L8">
      <style:paragraph-properties fo:margin-top="0.212cm" fo:margin-bottom="0cm" loext:contextual-spacing="false"/>
      <style:text-properties style:use-window-font-color="true" officeooo:rsid="0008b5b4" officeooo:paragraph-rsid="0008b5b4"/>
    </style:style>
    <style:style style:name="P144" style:family="paragraph">
      <loext:graphic-properties draw:fill="none" draw:fill-color="#ffffff"/>
      <style:paragraph-properties fo:text-align="center" style:writing-mode="lr-tb"/>
    </style:style>
    <style:style style:name="T1"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2"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ff0000" style:font-name="Arial" fo:font-size="12pt" fo:font-style="normal" fo:font-weight="normal" officeooo:rsid="00035131" style:font-size-asian="12pt" style:font-style-asian="normal" style:font-weight-asian="normal" style:font-name-complex="Arial"/>
    </style:style>
    <style:style style:name="T6" style:family="text">
      <style:text-properties fo:color="#ff0000" style:font-name="Arial" fo:font-size="12pt" fo:font-style="normal" fo:font-weight="normal" officeooo:rsid="000354ac" style:font-size-asian="12pt"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officeooo:rsid="000d4d6f" style:font-weight-asian="bold" style:font-weight-complex="bold"/>
    </style:style>
    <style:style style:name="T9" style:family="text">
      <style:text-properties fo:font-weight="bold" officeooo:rsid="000f896a" style:font-weight-asian="bold" style:font-weight-complex="bold"/>
    </style:style>
    <style:style style:name="T10" style:family="text">
      <style:text-properties fo:font-weight="bold" officeooo:rsid="00146dff" style:font-weight-asian="bold" style:font-weight-complex="bold"/>
    </style:style>
    <style:style style:name="T11" style:family="text">
      <style:text-properties fo:font-weight="bold" officeooo:rsid="00185722" style:font-weight-asian="bold" style:font-weight-complex="bold"/>
    </style:style>
    <style:style style:name="T12" style:family="text">
      <style:text-properties fo:font-weight="bold" officeooo:rsid="002553bb" style:font-weight-asian="bold" style:font-weight-complex="bold"/>
    </style:style>
    <style:style style:name="T13" style:family="text">
      <style:text-properties fo:font-weight="bold" officeooo:rsid="002b6ce8" style:font-weight-asian="bold" style:font-weight-complex="bold"/>
    </style:style>
    <style:style style:name="T14" style:family="text">
      <style:text-properties style:use-window-font-color="true" style:font-name="Droid Sans" fo:font-size="14pt" fo:font-weight="bold" officeooo:rsid="01bf4b41" style:font-size-asian="14pt" style:font-weight-asian="bold" style:font-size-complex="14pt" style:font-weight-complex="bold"/>
    </style:style>
    <style:style style:name="T15" style:family="text">
      <style:text-properties style:use-window-font-color="true" style:font-name="Droid Sans" fo:font-size="14pt" fo:font-weight="bold" officeooo:rsid="000f896a" style:font-size-asian="14pt" style:font-weight-asian="bold" style:font-size-complex="14pt" style:font-weight-complex="bold"/>
    </style:style>
    <style:style style:name="T16" style:family="text">
      <style:text-properties style:use-window-font-color="true" style:font-name="Droid Sans" fo:font-size="14pt" fo:font-weight="bold" officeooo:rsid="00146dff" style:font-size-asian="14pt" style:font-weight-asian="bold" style:font-size-complex="14pt" style:font-weight-complex="bold"/>
    </style:style>
    <style:style style:name="T17" style:family="text">
      <style:text-properties style:use-window-font-color="true" style:font-name="Droid Sans" fo:font-size="14pt" fo:font-weight="bold" officeooo:rsid="001c9594" style:font-size-asian="14pt" style:font-weight-asian="bold" style:font-size-complex="14pt" style:font-weight-complex="bold"/>
    </style:style>
    <style:style style:name="T18" style:family="text">
      <style:text-properties style:use-window-font-color="true" style:font-name="Droid Sans" fo:font-size="14pt" fo:font-weight="bold" officeooo:rsid="002553bb" style:font-size-asian="14pt" style:font-weight-asian="bold" style:font-size-complex="14pt" style:font-weight-complex="bold"/>
    </style:style>
    <style:style style:name="T19" style:family="text">
      <style:text-properties style:use-window-font-color="true" style:font-name="Droid Sans" fo:font-size="14pt" fo:font-weight="bold" officeooo:rsid="002b6ce8" style:font-size-asian="14pt" style:font-weight-asian="bold" style:font-size-complex="14pt" style:font-weight-complex="bold"/>
    </style:style>
    <style:style style:name="T20" style:family="text">
      <style:text-properties officeooo:rsid="0007dfe7"/>
    </style:style>
    <style:style style:name="T21" style:family="text">
      <style:text-properties style:font-name="Comic Sans MS" style:font-name-complex="Comic Sans MS"/>
    </style:style>
    <style:style style:name="T22" style:family="text">
      <style:text-properties fo:color="#800000"/>
    </style:style>
    <style:style style:name="T23" style:family="text">
      <style:text-properties fo:color="#800000" style:font-size-complex="11pt"/>
    </style:style>
    <style:style style:name="T24" style:family="text">
      <style:text-properties fo:color="#800000" style:font-name="Wingdings" style:font-name-asian="Wingdings" style:font-name-complex="Wingdings"/>
    </style:style>
    <style:style style:name="T25" style:family="text">
      <style:text-properties fo:color="#800000" style:font-name-asian="Wingdings"/>
    </style:style>
    <style:style style:name="T26" style:family="text">
      <style:text-properties fo:color="#800000" style:font-name-asian="Wingdings" style:font-name-complex="Wingdings"/>
    </style:style>
    <style:style style:name="T27" style:family="text">
      <style:text-properties fo:color="#800000" style:font-name-asian="Times New Roman" style:font-name-complex="Times New Roman"/>
    </style:style>
    <style:style style:name="T28" style:family="text">
      <style:text-properties style:font-name="Wingdings" fo:font-size="10pt" style:font-name-asian="Wingdings" style:font-size-asian="10pt" style:font-name-complex="Wingdings" style:font-size-complex="10pt"/>
    </style:style>
    <style:style style:name="T29" style:family="text">
      <style:text-properties fo:font-size="10pt" style:font-name-asian="Times New Roman" style:font-size-asian="10pt" style:font-name-complex="Times New Roman" style:font-size-complex="10pt"/>
    </style:style>
    <style:style style:name="T30" style:family="text">
      <style:text-properties fo:font-size="10pt" style:font-name-asian="Wingdings" style:font-size-asian="10pt" style:font-name-complex="Wingdings" style:font-size-complex="10pt"/>
    </style:style>
    <style:style style:name="T31" style:family="text">
      <style:text-properties fo:font-size="10pt" style:font-size-asian="10pt"/>
    </style:style>
    <style:style style:name="T32" style:family="text">
      <style:text-properties officeooo:rsid="000d4d6f"/>
    </style:style>
    <style:style style:name="T33" style:family="text">
      <style:text-properties style:font-name-asian="Wingdings" style:font-name-complex="Wingdings"/>
    </style:style>
    <style:style style:name="T34" style:family="text">
      <style:text-properties fo:font-size="14pt" style:font-size-asian="14pt" style:font-size-complex="14pt"/>
    </style:style>
    <style:style style:name="T35" style:family="text">
      <style:text-properties officeooo:rsid="000da08e"/>
    </style:style>
    <style:style style:name="T36" style:family="text">
      <style:text-properties officeooo:rsid="0011843e"/>
    </style:style>
    <style:style style:name="T37" style:family="text">
      <style:text-properties officeooo:rsid="00125e96"/>
    </style:style>
    <style:style style:name="T38" style:family="text">
      <style:text-properties officeooo:rsid="00146dff"/>
    </style:style>
    <style:style style:name="T39" style:family="text">
      <style:text-properties officeooo:rsid="0016edc6"/>
    </style:style>
    <style:style style:name="T40" style:family="text">
      <style:text-properties officeooo:rsid="00185722"/>
    </style:style>
    <style:style style:name="T41" style:family="text">
      <style:text-properties officeooo:rsid="001a6fd5"/>
    </style:style>
    <style:style style:name="T42" style:family="text">
      <style:text-properties officeooo:rsid="001c50c9"/>
    </style:style>
    <style:style style:name="T43" style:family="text">
      <style:text-properties officeooo:rsid="001c5cfc"/>
    </style:style>
    <style:style style:name="T44" style:family="text">
      <style:text-properties officeooo:rsid="001c9594"/>
    </style:style>
    <style:style style:name="T45" style:family="text">
      <style:text-properties officeooo:rsid="001f1d69"/>
    </style:style>
    <style:style style:name="T46" style:family="text">
      <style:text-properties officeooo:rsid="002553bb"/>
    </style:style>
    <style:style style:name="T47" style:family="text">
      <style:text-properties officeooo:rsid="002b6ce8"/>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h text:style-name="P99" text:outline-level="2">CAHIER DE RECETTE</text:h>
      <text:h text:style-name="P99" text:outline-level="2"/>
      <text:p text:style-name="P5"/>
      <text:p text:style-name="Standard"/>
      <text:p text:style-name="Standard"/>
      <text:p text:style-name="P6"/>
      <text:p text:style-name="P6"><text:tab/></text:p>
      <text:p text:style-name="P10"/>
      <text:p text:style-name="P12"><text:span text:style-name="T3">Version :<text:tab/><text:tab/></text:span><text:span text:style-name="T5">0.1</text:span></text:p>
      <text:p text:style-name="P11"/>
      <text:p text:style-name="P12"><text:span text:style-name="T3">Date :<text:tab/><text:tab/><text:tab/></text:span><text:span text:style-name="T6">14/12/16</text:span></text:p>
      <text:p text:style-name="P9"/>
      <text:p text:style-name="P12"><text:span text:style-name="T3">Rédigé par :</text:span><text:span text:style-name="T4"><text:tab/><text:tab/></text:span><text:span text:style-name="T5">L'équipe SmartLogger</text:span></text:p>
      <text:p text:style-name="P11"/>
      <text:p text:style-name="P12"><text:span text:style-name="T3">Relu par :</text:span><text:span text:style-name="T4"><text:tab/><text:tab/></text:span><text:span text:style-name="T5">L'équipeSmartLogger</text:span></text:p>
      <text:p text:style-name="P13"/>
      <text:p text:style-name="P7"><text:tab/><text:tab/><text:tab/></text:p>
      <text:p text:style-name="P18"/>
      <text:p text:style-name="Recommandation"/>
      <text:p text:style-name="Recommandation"/>
      <text:p text:style-name="Recommandation">Objectif : Ce document est consacré à la définition des moyens et des procédés mis en œuvre pour assurer la recette du produit logiciel développé.</text:p>
      <text:p text:style-name="Recommandation">L’objectif de la recette ou validation est de vérifier que le logiciel est conforme à la spécification référencée au chapitre 2 et qu’il répond aux attentes exprimées dans le cahier des charges initial. </text:p>
      <text:p text:style-name="Recommandation">Le cahier de recette recense les objectifs de tests de validation et les moyens nécessaires pour les atteindre. Il précise </text:p>
      <text:list xml:id="list1205297716103399476" text:style-name="WW8Num11">
        <text:list-item>
          <text:p text:style-name="P126">les conditions à satisfaire préalablement à l’ exécution des tests,</text:p>
        </text:list-item>
        <text:list-item>
          <text:p text:style-name="P126">les moyens matériels requis (plate-forme de tests),</text:p>
        </text:list-item>
        <text:list-item>
          <text:p text:style-name="P126">la logique de leur déroulement (étapes successives), </text:p>
        </text:list-item>
        <text:list-item>
          <text:p text:style-name="P126">les conditions d’arrêt.</text:p>
        </text:list-item>
      </text:list>
      <text:p text:style-name="Recommandation">Le document de validation fait partie des documents contractuels du projet, au même titre que les spécifications techniques. </text:p>
      <text:p text:style-name="P8"/>
      <text:h text:style-name="P101" text:outline-level="1"><text:bookmark text:name="_Structure_d’un_plan"/><text:bookmark text:name="_Définir_une_politique"/></text:h>
      <text:h text:style-name="P100" text:outline-level="1"/>
      <text:h text:style-name="P100" text:outline-level="1">MISES A JOUR</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5">Version</text:p>
          </table:table-cell>
          <table:table-cell table:style-name="Tableau1.A1" office:value-type="string">
            <text:p text:style-name="P15">Date</text:p>
          </table:table-cell>
          <table:table-cell table:style-name="Tableau1.C1" office:value-type="string">
            <text:p text:style-name="P15">Modifications réalisées</text:p>
          </table:table-cell>
        </table:table-row>
        <table:table-row table:style-name="Tableau1.1">
          <table:table-cell table:style-name="Tableau1.A1" office:value-type="string">
            <text:p text:style-name="P14">0.1</text:p>
          </table:table-cell>
          <table:table-cell table:style-name="Tableau1.A1" office:value-type="string">
            <text:p text:style-name="P97">11/12/16</text:p>
          </table:table-cell>
          <table:table-cell table:style-name="Tableau1.C1" office:value-type="string">
            <text:p text:style-name="P14">Création</text:p>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C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C1" office:value-type="string">
            <text:p text:style-name="P16"/>
          </table:table-cell>
        </table:table-row>
        <table:table-row table:style-name="Tableau1.1">
          <table:table-cell table:style-name="Tableau1.A1" office:value-type="string">
            <text:p text:style-name="P16"/>
          </table:table-cell>
          <table:table-cell table:style-name="Tableau1.A1" office:value-type="string">
            <text:p text:style-name="P16"/>
          </table:table-cell>
          <table:table-cell table:style-name="Tableau1.C1" office:value-type="string">
            <text:p text:style-name="P16"/>
          </table:table-cell>
        </table:table-row>
      </table:table>
      <text:p text:style-name="Standard"/>
      <text:list xml:id="list408282652696236879" text:style-name="WW8Num20">
        <text:list-item>
          <text:h text:style-name="P117" text:outline-level="1">Introduction :</text:h>
        </text:list-item>
      </text:list>
      <text:p text:style-name="P19">Présenter les informations générales de la recette:</text:p>
      <text:list xml:id="list112800122912436158" text:style-name="WW8Num19">
        <text:list-item>
          <text:p text:style-name="P127">Fonctionnalités du <text:s/>logiciel (liste des cas d’utilisation)</text:p>
        </text:list-item>
        <text:list-item>
          <text:p text:style-name="P127">Liste des objets à tester (versions, lots, modules, etc.)</text:p>
        </text:list-item>
        <text:list-item>
          <text:p text:style-name="P127">Contexte d’exécution des tests</text:p>
        </text:list-item>
        <text:list-item>
          <text:p text:style-name="P127">Choix technologiques et dispositions particulières.</text:p>
        </text:list-item>
      </text:list>
      <text:list xml:id="list182658236018523" text:continue-list="list408282652696236879" text:style-name="WW8Num20">
        <text:list-item>
          <text:h text:style-name="P118" text:outline-level="1">Documents applicables et de référence</text:h>
        </text:list-item>
      </text:list>
      <text:list xml:id="list182657002392533" text:continue-list="list112800122912436158" text:style-name="WW8Num19">
        <text:list-item>
          <text:p text:style-name="P130">Le document de Spécifications Techniques des Besoins : STB.pdf.</text:p>
        </text:list-item>
        <text:list-item>
          <text:p text:style-name="P130">Le Glossaire des termes techniques et des acronymes : <text:span text:style-name="T20">Gl</text:span>ossaire.pdf</text:p>
        </text:list-item>
      </text:list>
      <text:list xml:id="list182657101119836" text:continue-list="list182658236018523" text:style-name="WW8Num20">
        <text:list-item>
          <text:h text:style-name="P118" text:outline-level="1">Terminologie et sigles utilisés</text:h>
        </text:list-item>
      </text:list>
      <text:list xml:id="list182656663846413" text:continue-list="list182657002392533" text:style-name="WW8Num19">
        <text:list-item>
          <text:p text:style-name="P131">Confer Glossaire.pdf</text:p>
        </text:list-item>
      </text:list>
      <text:list xml:id="list182656864304319" text:continue-list="list182657101119836" text:style-name="WW8Num20">
        <text:list-item>
          <text:h text:style-name="P118" text:outline-level="1">Environnement de test</text:h>
        </text:list-item>
      </text:list>
      <text:p text:style-name="P134">La plate-forme cible du projet est un serveur Linux, ainsi dans l'optique d'effectuer des tests sur un système le plus proche possible de l'original, nous allons travailler sur des Systèmes Linux uniquement, sachant que les systèmes Microsoft ont été écartés par le client. </text:p>
      <text:p text:style-name="P134">Site de réalisation des test :</text:p>
      <text:list xml:id="list1473432734451068029" text:style-name="L2">
        <text:list-item>
          <text:p text:style-name="P137">Réalisation des tests sur nos machines personnelles.</text:p>
        </text:list-item>
        <text:list-item>
          <text:p text:style-name="P137">Potentiellement un serveur présent directement sur le site client.</text:p>
        </text:list-item>
      </text:list>
      <text:p text:style-name="P138"/>
      <text:p text:style-name="P134">Configurations matérielles utilisées :</text:p>
      <text:list xml:id="list3628837479381749216" text:style-name="L3">
        <text:list-item>
          <text:p text:style-name="P139">Système Linux (Fedora, Ubuntu)</text:p>
        </text:list-item>
      </text:list>
      <text:p text:style-name="P135"/>
      <text:p text:style-name="P134">Outils de test mis en œuvre :</text:p>
      <text:list xml:id="list3333202132139338804" text:style-name="L4">
        <text:list-item>
          <text:p text:style-name="P140">Junit pour les tests unitaires de la partie Scala et Java du projet.</text:p>
        </text:list-item>
      </text:list>
      <text:p text:style-name="P141"/>
      <text:p text:style-name="P134">Jeu de données et/ou bases de données de test :</text:p>
      <text:list xml:id="list7931803429173901155" text:style-name="L5">
        <text:list-item>
          <text:p text:style-name="P142"/>
        </text:list-item>
      </text:list>
      <text:p text:style-name="P134">Contraintes à prendre en comptes :</text:p>
      <text:list xml:id="list3778242974317141660" text:style-name="L8">
        <text:list-item>
          <text:p text:style-name="P143"/>
        </text:list-item>
      </text:list>
      <text:p text:style-name="P136"/>
      <text:p text:style-name="P19">Présenter une description la plus précise possible des plates-formes utilisées pour les tests en indiquant leur degré de représentativité par rapport à la plate forme cible :</text:p>
      <text:list xml:id="list182656430926663" text:continue-list="list182656663846413" text:style-name="WW8Num19">
        <text:list-item>
          <text:p text:style-name="P127">site où seront réalisés les tests</text:p>
        </text:list-item>
        <text:list-item>
          <text:p text:style-name="P127">configurations matérielles utilisées</text:p>
        </text:list-item>
        <text:list-item>
          <text:p text:style-name="P127">outils de test mis en œuvre (éventuellement)</text:p>
        </text:list-item>
        <text:list-item>
          <text:p text:style-name="P128">jeu de données et/ou bases de données <text:s/>de test</text:p>
        </text:list-item>
        <text:list-item>
          <text:p text:style-name="P127">contraintes à prendre en compte (disponibilité, accessibilité, limites d’utilisation, etc.)</text:p>
        </text:list-item>
      </text:list>
      <text:h text:style-name="P119" text:outline-level="1"/>
      <text:list xml:id="list182658247902747" text:continue-list="list182656864304319" text:style-name="WW8Num20">
        <text:list-item>
          <text:h text:style-name="P121" text:outline-level="1">Responsabilités</text:h>
        </text:list-item>
      </text:list>
      <text:p text:style-name="P133">Définir l’organisation des tests en terme de responsabilités et d’attributions (qui conçoit les tests ? qui les exécute ? qui fournit les données de test ? Etc.)</text:p>
      <text:h text:style-name="P119" text:outline-level="1"/>
      <text:h text:style-name="P119" text:outline-level="1"/>
      <text:h text:style-name="P119" text:outline-level="1"/>
      <text:h text:style-name="P119" text:outline-level="1"/>
      <text:h text:style-name="P119" text:outline-level="1"/>
      <text:list xml:id="list182656818283909" text:continue-numbering="true" text:style-name="WW8Num20">
        <text:list-item>
          <text:h text:style-name="P121" text:outline-level="1">Stratégie de tests </text:h>
        </text:list-item>
      </text:list>
      <text:p text:style-name="P19">Décrire <text:s/>la démarche générale mise en œuvre pour réaliser les tests</text:p>
      <text:list xml:id="list182657887827566" text:continue-list="list182656430926663" text:style-name="WW8Num19">
        <text:list-item>
          <text:p text:style-name="P127">description de l’approche et des phases de tests</text:p>
        </text:list-item>
        <text:list-item>
          <text:p text:style-name="P127">campagne de test</text:p>
        </text:list-item>
        <text:list-item>
          <text:p text:style-name="P127">ordre d’exécution des tests</text:p>
        </text:list-item>
        <text:list-item>
          <text:p text:style-name="P127">critères d’arrêt des tests</text:p>
        </text:list-item>
      </text:list>
      <text:p text:style-name="P129"/>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8" office:value-type="string">
            <text:p text:style-name="P57">Test Fonctionnel : <text:span text:style-name="T7">[</text:span><text:span text:style-name="T8">UC-001</text:span><text:span text:style-name="T7">] </text:span><text:span text:style-name="T8">F</text:span><text:span text:style-name="T14">onctionnement principal</text:span></text:p>
          </table:table-cell>
          <table:covered-table-cell/>
          <table:covered-table-cell/>
          <table:covered-table-cell/>
          <table:covered-table-cell/>
          <table:covered-table-cell/>
          <table:covered-table-cell/>
          <table:covered-table-cell/>
        </table:table-row>
        <table:table-row table:style-name="Tableau4.2">
          <table:table-cell table:style-name="Tableau4.A2" table:number-columns-spanned="2" office:value-type="string">
            <text:p text:style-name="P57">Objectif :</text:p>
          </table:table-cell>
          <table:covered-table-cell/>
          <table:table-cell table:style-name="Tableau4.C2" table:number-columns-spanned="6" office:value-type="string">
            <text:p text:style-name="P92">Vérifier le fonctionnement principal de l'application</text:p>
          </table:table-cell>
          <table:covered-table-cell/>
          <table:covered-table-cell/>
          <table:covered-table-cell/>
          <table:covered-table-cell/>
          <table:covered-table-cell/>
        </table:table-row>
        <table:table-row table:style-name="Tableau4.2">
          <table:table-cell table:style-name="Tableau4.A3" table:number-columns-spanned="2" office:value-type="string">
            <text:p text:style-name="P57"><text:span text:style-name="T32">Éléments</text:span> à tester :</text:p>
          </table:table-cell>
          <table:covered-table-cell/>
          <table:table-cell table:style-name="Tableau4.C3" table:number-columns-spanned="6" office:value-type="string">
            <text:p text:style-name="P65">Réception des données externe</text:p>
            <text:p text:style-name="P65">Conversion des données dans le bon format</text:p>
            <text:p text:style-name="P67">Vérification de <text:span text:style-name="T38">la validité des données</text:span></text:p>
            <text:p text:style-name="P65">Stockage des données dans la base de données</text:p>
            <text:p text:style-name="P65">Analyse d<text:span text:style-name="T35">u module analytique </text:span>fonctionnelle</text:p>
            <text:p text:style-name="P65">Adaptation du comportement en fonction des résultats</text:p>
            <text:p text:style-name="P65">Envoie potentiel d'alerte</text:p>
          </table:table-cell>
          <table:covered-table-cell/>
          <table:covered-table-cell/>
          <table:covered-table-cell/>
          <table:covered-table-cell/>
          <table:covered-table-cell/>
        </table:table-row>
        <table:table-row table:style-name="Tableau4.2">
          <table:table-cell table:style-name="Tableau4.A4" table:number-columns-spanned="2" office:value-type="string">
            <text:p text:style-name="P57">Pré requis :</text:p>
          </table:table-cell>
          <table:covered-table-cell/>
          <table:table-cell table:style-name="Tableau4.C4" table:number-columns-spanned="6" office:value-type="string">
            <text:p text:style-name="P69">Un serveur fonctionnel, avec une connexion internet permettant de recevoir des flux HTTP depuis d'autres services web.</text:p>
          </table:table-cell>
          <table:covered-table-cell/>
          <table:covered-table-cell/>
          <table:covered-table-cell/>
          <table:covered-table-cell/>
          <table:covered-table-cell/>
        </table:table-row>
        <table:table-row table:style-name="Tableau4.2">
          <table:table-cell table:style-name="Tableau4.A5" table:number-columns-spanned="2" office:value-type="string">
            <text:p text:style-name="P33"><text:span text:style-name="T34">Initialisation </text:span>:</text:p>
          </table:table-cell>
          <table:covered-table-cell/>
          <table:table-cell table:style-name="Tableau4.C5" table:number-columns-spanned="6" office:value-type="string">
            <text:p text:style-name="P69">On lance le script de démarrage de l'application afin qu'elle s'installe tout seule.</text:p>
          </table:table-cell>
          <table:covered-table-cell/>
          <table:covered-table-cell/>
          <table:covered-table-cell/>
          <table:covered-table-cell/>
          <table:covered-table-cell/>
        </table:table-row>
        <table:table-row table:style-name="Tableau4.2">
          <table:table-cell table:style-name="Tableau4.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au4.7">
          <table:table-cell table:style-name="Tableau4.A7" office:value-type="string">
            <text:p text:style-name="P49">Id</text:p>
          </table:table-cell>
          <table:table-cell table:style-name="Tableau4.B7" table:number-columns-spanned="3" office:value-type="string">
            <text:p text:style-name="P104">Démarche</text:p>
          </table:table-cell>
          <table:covered-table-cell/>
          <table:covered-table-cell/>
          <table:table-cell table:style-name="Tableau4.B7" office:value-type="string">
            <text:p text:style-name="P51">Données</text:p>
          </table:table-cell>
          <table:table-cell table:style-name="Tableau4.B7" table:number-columns-spanned="2" office:value-type="string">
            <text:p text:style-name="P79">Comportement attendu</text:p>
          </table:table-cell>
          <table:covered-table-cell/>
          <table:table-cell table:style-name="Tableau4.H7" office:value-type="string">
            <text:p text:style-name="P51">OK ?</text:p>
          </table:table-cell>
        </table:table-row>
        <table:table-row table:style-name="Tableau4.8">
          <table:table-cell table:style-name="Tableau4.A8" office:value-type="string">
            <text:p text:style-name="P37">1</text:p>
          </table:table-cell>
          <table:table-cell table:style-name="Tableau4.B8" table:number-columns-spanned="3" office:value-type="string">
            <text:p text:style-name="P106">On lance le script de démarrage.</text:p>
          </table:table-cell>
          <table:covered-table-cell/>
          <table:covered-table-cell/>
          <table:table-cell table:style-name="Tableau4.E8" office:value-type="string">
            <text:p text:style-name="P37"/>
          </table:table-cell>
          <table:table-cell table:style-name="Tableau4.F8" table:number-columns-spanned="2" office:value-type="string">
            <text:p text:style-name="P81">Le système se lance et le module analytique effectue correctement son travail.</text:p>
          </table:table-cell>
          <table:covered-table-cell/>
          <table:table-cell table:style-name="Tableau4.H8" office:value-type="string">
            <text:p text:style-name="P35"/>
          </table:table-cell>
        </table:table-row>
        <table:table-row table:style-name="Tableau4.9">
          <table:table-cell table:style-name="Tableau4.A9" table:number-columns-spanned="8" office:value-type="string">
            <text:p text:style-name="P55"/>
          </table:table-cell>
          <table:covered-table-cell/>
          <table:covered-table-cell/>
          <table:covered-table-cell/>
          <table:covered-table-cell/>
          <table:covered-table-cell/>
          <table:covered-table-cell/>
          <table:covered-table-cell/>
        </table:table-row>
        <table:table-row table:style-name="Tableau4.10">
          <table:table-cell table:style-name="Tableau4.A7" table:number-columns-spanned="3" office:value-type="string">
            <text:p text:style-name="P53">Rapport de test</text:p>
          </table:table-cell>
          <table:covered-table-cell/>
          <table:covered-table-cell/>
          <table:table-cell table:style-name="Tableau4.D10" table:number-columns-spanned="3" office:value-type="string">
            <text:p text:style-name="P59"><text:span text:style-name="T24"></text:span><text:span text:style-name="T27"> </text:span><text:span text:style-name="T26">Testé par :</text:span></text:p>
          </table:table-cell>
          <table:covered-table-cell/>
          <table:covered-table-cell/>
          <table:table-cell table:style-name="Tableau4.G10" table:number-columns-spanned="2" office:value-type="string">
            <text:p text:style-name="P47">Le :</text:p>
          </table:table-cell>
          <table:covered-table-cell/>
        </table:table-row>
        <table:table-row table:style-name="Tableau4.9">
          <table:table-cell table:style-name="Tableau4.A11" table:number-columns-spanned="3" office:value-type="string">
            <text:p text:style-name="P61">Fonctionnalité :</text:p>
          </table:table-cell>
          <table:covered-table-cell/>
          <table:covered-table-cell/>
          <table:table-cell table:style-name="Tableau4.D11" table:number-columns-spanned="3" office:value-type="string">
            <text:p text:style-name="P61">Conformité :</text:p>
          </table:table-cell>
          <table:covered-table-cell/>
          <table:covered-table-cell/>
          <table:table-cell table:style-name="Tableau4.G11" table:number-columns-spanned="2" office:value-type="string">
            <text:p text:style-name="P61">Ergonomie :</text:p>
          </table:table-cell>
          <table:covered-table-cell/>
        </table:table-row>
        <table:table-row table:style-name="Tableau4.9">
          <table:table-cell table:style-name="Tableau4.A12" table:number-columns-spanned="3" office:value-type="string">
            <text:p text:style-name="P59"><text:span text:style-name="T28"></text:span><text:span text:style-name="T29"> </text:span><text:span text:style-name="T30">Excellente</text:span></text:p>
            <text:p text:style-name="P59"><text:span text:style-name="T28"></text:span><text:span text:style-name="T29"> </text:span><text:span text:style-name="T30">Bonne</text:span></text:p>
            <text:p text:style-name="P59"><text:span text:style-name="T28"></text:span><text:span text:style-name="T29"> </text:span><text:span text:style-name="T30">Moyenne</text:span></text:p>
            <text:p text:style-name="P59"><text:span text:style-name="T28"></text:span><text:span text:style-name="T29"> </text:span><text:span text:style-name="T30">Faible</text:span></text:p>
          </table:table-cell>
          <table:covered-table-cell/>
          <table:covered-table-cell/>
          <table:table-cell table:style-name="Tableau4.D12" table:number-columns-spanned="3" office:value-type="string">
            <text:p text:style-name="P59"><text:span text:style-name="T28"></text:span><text:span text:style-name="T29"> </text:span><text:span text:style-name="T30">Excellente</text:span></text:p>
            <text:p text:style-name="P59"><text:span text:style-name="T28"></text:span><text:span text:style-name="T29"> </text:span><text:span text:style-name="T30">Moyenne</text:span></text:p>
            <text:p text:style-name="P59"><text:span text:style-name="T28"></text:span><text:span text:style-name="T29"> </text:span><text:span text:style-name="T30">Faible</text:span></text:p>
          </table:table-cell>
          <table:covered-table-cell/>
          <table:covered-table-cell/>
          <table:table-cell table:style-name="Tableau4.G12" table:number-columns-spanned="2" office:value-type="string">
            <text:p text:style-name="P59"><text:span text:style-name="T28"></text:span><text:span text:style-name="T29"> </text:span><text:span text:style-name="T30">Excellente</text:span></text:p>
            <text:p text:style-name="P59"><text:span text:style-name="T28"></text:span><text:span text:style-name="T29"> </text:span><text:span text:style-name="T30">Moyenne</text:span></text:p>
            <text:p text:style-name="P59"><text:span text:style-name="T28"></text:span><text:span text:style-name="T29"> </text:span><text:span text:style-name="T30">Faible</text:span></text:p>
          </table:table-cell>
          <table:covered-table-cell/>
        </table:table-row>
        <table:table-row table:style-name="Tableau4.9">
          <table:table-cell table:style-name="Tableau4.A13" table:number-columns-spanned="6" office:value-type="string">
            <text:p text:style-name="P63">Commentaire :</text:p>
            <text:p text:style-name="P63"/>
            <text:p text:style-name="P63"/>
            <text:p text:style-name="P63">Fiches d’anomalies émises :</text:p>
            <text:p text:style-name="P63"/>
            <text:p text:style-name="P63"/>
          </table:table-cell>
          <table:covered-table-cell/>
          <table:covered-table-cell/>
          <table:covered-table-cell/>
          <table:covered-table-cell/>
          <table:covered-table-cell/>
          <table:table-cell table:style-name="Tableau4.G13" table:number-columns-spanned="2" office:value-type="string">
            <text:p text:style-name="P63">Approbation :</text:p>
          </table:table-cell>
          <table:covered-table-cell/>
        </table:table-row>
      </table:table>
      <text:h text:style-name="P120" text:outline-level="1"/>
      <text:p text:style-name="P132"/>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57">Test Fonctionnel : <text:span text:style-name="T7">[</text:span><text:span text:style-name="T8">UC-00</text:span><text:span text:style-name="T9">2</text:span><text:span text:style-name="T7">] </text:span><text:span text:style-name="T15">Détection de données erronées</text:span></text:p>
          </table:table-cell>
          <table:covered-table-cell/>
          <table:covered-table-cell/>
          <table:covered-table-cell/>
          <table:covered-table-cell/>
          <table:covered-table-cell/>
          <table:covered-table-cell/>
          <table:covered-table-cell/>
        </table:table-row>
        <table:table-row table:style-name="Tableau5.2">
          <table:table-cell table:style-name="Tableau5.A2" table:number-columns-spanned="2" office:value-type="string">
            <text:p text:style-name="P57">Objectif :</text:p>
          </table:table-cell>
          <table:covered-table-cell/>
          <table:table-cell table:style-name="Tableau5.C2" table:number-columns-spanned="6" office:value-type="string">
            <text:p text:style-name="P93">Vérifier que le système <text:span text:style-name="T37">détecte</text:span> correctement les données erronées.</text:p>
          </table:table-cell>
          <table:covered-table-cell/>
          <table:covered-table-cell/>
          <table:covered-table-cell/>
          <table:covered-table-cell/>
          <table:covered-table-cell/>
        </table:table-row>
        <table:table-row table:style-name="Tableau5.2">
          <table:table-cell table:style-name="Tableau5.A3" table:number-columns-spanned="2" office:value-type="string">
            <text:p text:style-name="P57"><text:span text:style-name="T32">Éléments</text:span> à tester :</text:p>
          </table:table-cell>
          <table:covered-table-cell/>
          <table:table-cell table:style-name="Tableau5.C3" table:number-columns-spanned="6" office:value-type="string">
            <text:p text:style-name="P65">Réception des données externe</text:p>
            <text:p text:style-name="P65">Conversion des données dans le bon format</text:p>
            <text:p text:style-name="P67">Vérification de <text:span text:style-name="T38">la validité des données</text:span></text:p>
          </table:table-cell>
          <table:covered-table-cell/>
          <table:covered-table-cell/>
          <table:covered-table-cell/>
          <table:covered-table-cell/>
          <table:covered-table-cell/>
        </table:table-row>
        <table:table-row table:style-name="Tableau5.2">
          <table:table-cell table:style-name="Tableau5.A4" table:number-columns-spanned="2" office:value-type="string">
            <text:p text:style-name="P57">Pré requis :</text:p>
          </table:table-cell>
          <table:covered-table-cell/>
          <table:table-cell table:style-name="Tableau5.C4" table:number-columns-spanned="6" office:value-type="string">
            <text:p text:style-name="P70">Un serveur fonctionnel, avec une connexion internet permettant de recevoir des flux HTTP depuis d'autres services web.</text:p>
            <text:p text:style-name="P70"><text:span text:style-name="T36">La réception de données erronées depuis le flux HTTP</text:span></text:p>
          </table:table-cell>
          <table:covered-table-cell/>
          <table:covered-table-cell/>
          <table:covered-table-cell/>
          <table:covered-table-cell/>
          <table:covered-table-cell/>
        </table:table-row>
        <table:table-row table:style-name="Tableau5.2">
          <table:table-cell table:style-name="Tableau5.A5" table:number-columns-spanned="2" office:value-type="string">
            <text:p text:style-name="P33"><text:span text:style-name="T34">Initialisation </text:span>:</text:p>
          </table:table-cell>
          <table:covered-table-cell/>
          <table:table-cell table:style-name="Tableau5.C5" table:number-columns-spanned="6" office:value-type="string">
            <text:p text:style-name="P72">On envoie des données invalides depuis le flux HTTP</text:p>
          </table:table-cell>
          <table:covered-table-cell/>
          <table:covered-table-cell/>
          <table:covered-table-cell/>
          <table:covered-table-cell/>
          <table:covered-table-cell/>
        </table:table-row>
        <table:table-row table:style-name="Tableau5.2">
          <table:table-cell table:style-name="Tableau5.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au5.7">
          <table:table-cell table:style-name="Tableau5.A7" office:value-type="string">
            <text:p text:style-name="P49">Id</text:p>
          </table:table-cell>
          <table:table-cell table:style-name="Tableau5.B7" table:number-columns-spanned="3" office:value-type="string">
            <text:p text:style-name="P104">Démarche</text:p>
          </table:table-cell>
          <table:covered-table-cell/>
          <table:covered-table-cell/>
          <table:table-cell table:style-name="Tableau5.B7" office:value-type="string">
            <text:p text:style-name="P51">Données</text:p>
          </table:table-cell>
          <table:table-cell table:style-name="Tableau5.B7" table:number-columns-spanned="2" office:value-type="string">
            <text:p text:style-name="P79">Comportement attendu</text:p>
          </table:table-cell>
          <table:covered-table-cell/>
          <table:table-cell table:style-name="Tableau5.H7" office:value-type="string">
            <text:p text:style-name="P51">OK ?</text:p>
          </table:table-cell>
        </table:table-row>
        <table:table-row table:style-name="Tableau5.8">
          <table:table-cell table:style-name="Tableau5.A8" office:value-type="string">
            <text:p text:style-name="P37">1</text:p>
          </table:table-cell>
          <table:table-cell table:style-name="Tableau5.B8" table:number-columns-spanned="3" office:value-type="string">
            <text:p text:style-name="P107">On envoie des données erronées depuis la vue de l'application ou part le biais d'un flux HTTP.</text:p>
          </table:table-cell>
          <table:covered-table-cell/>
          <table:covered-table-cell/>
          <table:table-cell table:style-name="Tableau5.E8" office:value-type="string">
            <text:p text:style-name="P37"/>
          </table:table-cell>
          <table:table-cell table:style-name="Tableau5.F8" table:number-columns-spanned="2" office:value-type="string">
            <text:p text:style-name="P82">Le système reçoit une données depuis l'application elle-même ou depuis un flux HTTP.</text:p>
          </table:table-cell>
          <table:covered-table-cell/>
          <table:table-cell table:style-name="Tableau5.H8" office:value-type="string">
            <text:p text:style-name="P35"/>
          </table:table-cell>
        </table:table-row>
        <table:table-row table:style-name="Tableau5.8">
          <table:table-cell table:style-name="Tableau5.A9" office:value-type="string">
            <text:p text:style-name="P38">2</text:p>
          </table:table-cell>
          <table:table-cell table:style-name="Tableau5.B9" table:number-columns-spanned="3" office:value-type="string">
            <text:p text:style-name="P107">Le système traite et converti le flux en données exploitable.</text:p>
          </table:table-cell>
          <table:covered-table-cell/>
          <table:covered-table-cell/>
          <table:table-cell table:style-name="Tableau5.E9" office:value-type="string">
            <text:p text:style-name="P37"/>
          </table:table-cell>
          <table:table-cell table:style-name="Tableau5.F9" table:number-columns-spanned="2" office:value-type="string">
            <text:p text:style-name="P82">Le système à converti les données dans le format du système.</text:p>
          </table:table-cell>
          <table:covered-table-cell/>
          <table:table-cell table:style-name="Tableau5.H9" office:value-type="string">
            <text:p text:style-name="P35"/>
          </table:table-cell>
        </table:table-row>
        <table:table-row table:style-name="Tableau5.8">
          <table:table-cell table:style-name="Tableau5.A11" office:value-type="string">
            <text:p text:style-name="P38">3</text:p>
          </table:table-cell>
          <table:table-cell table:style-name="Tableau5.B11" table:number-columns-spanned="3" office:value-type="string">
            <text:p text:style-name="P107">Le système effectue la vérification des données</text:p>
          </table:table-cell>
          <table:covered-table-cell/>
          <table:covered-table-cell/>
          <table:table-cell table:style-name="Tableau5.E11" office:value-type="string">
            <text:p text:style-name="P37"/>
          </table:table-cell>
          <table:table-cell table:style-name="Tableau5.F11" table:number-columns-spanned="2" office:value-type="string">
            <text:p text:style-name="P82">Le système vérifie la validité des données et préviens l'utilisateur que les données sont invalides <text:span text:style-name="T38">(si celle-ci sont invalides)</text:span>.</text:p>
          </table:table-cell>
          <table:covered-table-cell/>
          <table:table-cell table:style-name="Tableau5.H11" office:value-type="string">
            <text:p text:style-name="P35"/>
          </table:table-cell>
        </table:table-row>
        <table:table-row table:style-name="Tableau5.8">
          <table:table-cell table:style-name="Tableau5.A11" office:value-type="string">
            <text:p text:style-name="P38">4</text:p>
          </table:table-cell>
          <table:table-cell table:style-name="Tableau5.B11" table:number-columns-spanned="3" office:value-type="string">
            <text:p text:style-name="P107">Le système stocke les données <text:span text:style-name="T38">afin de les traiter ultérieurement.</text:span></text:p>
          </table:table-cell>
          <table:covered-table-cell/>
          <table:covered-table-cell/>
          <table:table-cell table:style-name="Tableau5.E11" office:value-type="string">
            <text:p text:style-name="P37"/>
          </table:table-cell>
          <table:table-cell table:style-name="Tableau5.F11" table:number-columns-spanned="2" office:value-type="string">
            <text:p text:style-name="P85">Le système stocke les données dans une base de données dédiée aux stockages des données non traitable ou non acceptable.</text:p>
          </table:table-cell>
          <table:covered-table-cell/>
          <table:table-cell table:style-name="Tableau5.H11" office:value-type="string">
            <text:p text:style-name="P35"/>
          </table:table-cell>
        </table:table-row>
        <table:table-row table:style-name="Tableau5.8">
          <table:table-cell table:style-name="Tableau5.A12" office:value-type="string">
            <text:p text:style-name="P40">5</text:p>
          </table:table-cell>
          <table:table-cell table:style-name="Tableau5.B12" table:number-columns-spanned="3" office:value-type="string">
            <text:p text:style-name="P109">Le système envoie une alerte à l'utilisateur pour le prévenir d'une données erronées.</text:p>
          </table:table-cell>
          <table:covered-table-cell/>
          <table:covered-table-cell/>
          <table:table-cell table:style-name="Tableau5.E12" office:value-type="string">
            <text:p text:style-name="P37"/>
          </table:table-cell>
          <table:table-cell table:style-name="Tableau5.F12" table:number-columns-spanned="2" office:value-type="string">
            <text:p text:style-name="P85">Le système envoie une alerte via un canal choisi.</text:p>
          </table:table-cell>
          <table:covered-table-cell/>
          <table:table-cell table:style-name="Tableau5.H12" office:value-type="string">
            <text:p text:style-name="P35"/>
          </table:table-cell>
        </table:table-row>
        <table:table-row table:style-name="Tableau5.13">
          <table:table-cell table:style-name="Tableau5.A13" table:number-columns-spanned="8" office:value-type="string">
            <text:p text:style-name="P55"/>
          </table:table-cell>
          <table:covered-table-cell/>
          <table:covered-table-cell/>
          <table:covered-table-cell/>
          <table:covered-table-cell/>
          <table:covered-table-cell/>
          <table:covered-table-cell/>
          <table:covered-table-cell/>
        </table:table-row>
        <table:table-row table:style-name="Tableau5.14">
          <table:table-cell table:style-name="Tableau5.A7" table:number-columns-spanned="3" office:value-type="string">
            <text:p text:style-name="P53">Rapport de test</text:p>
          </table:table-cell>
          <table:covered-table-cell/>
          <table:covered-table-cell/>
          <table:table-cell table:style-name="Tableau5.D14" table:number-columns-spanned="3" office:value-type="string">
            <text:p text:style-name="P59"><text:span text:style-name="T24"></text:span><text:span text:style-name="T27"> </text:span><text:span text:style-name="T26">Testé par :</text:span></text:p>
          </table:table-cell>
          <table:covered-table-cell/>
          <table:covered-table-cell/>
          <table:table-cell table:style-name="Tableau5.G14" table:number-columns-spanned="2" office:value-type="string">
            <text:p text:style-name="P47">Le :</text:p>
          </table:table-cell>
          <table:covered-table-cell/>
        </table:table-row>
        <table:table-row table:style-name="Tableau5.13">
          <table:table-cell table:style-name="Tableau5.A15" table:number-columns-spanned="3" office:value-type="string">
            <text:p text:style-name="P61">Fonctionnalité :</text:p>
          </table:table-cell>
          <table:covered-table-cell/>
          <table:covered-table-cell/>
          <table:table-cell table:style-name="Tableau5.D15" table:number-columns-spanned="3" office:value-type="string">
            <text:p text:style-name="P61">Conformité :</text:p>
          </table:table-cell>
          <table:covered-table-cell/>
          <table:covered-table-cell/>
          <table:table-cell table:style-name="Tableau5.G15" table:number-columns-spanned="2" office:value-type="string">
            <text:p text:style-name="P61">Ergonomie :</text:p>
          </table:table-cell>
          <table:covered-table-cell/>
        </table:table-row>
        <table:table-row table:style-name="Tableau5.13">
          <table:table-cell table:style-name="Tableau5.A16" table:number-columns-spanned="3" office:value-type="string">
            <text:p text:style-name="P59"><text:span text:style-name="T28"></text:span><text:span text:style-name="T29"> </text:span><text:span text:style-name="T30">Excellente</text:span></text:p>
            <text:p text:style-name="P59"><text:span text:style-name="T28"></text:span><text:span text:style-name="T29"> </text:span><text:span text:style-name="T30">Bonne</text:span></text:p>
            <text:p text:style-name="P59"><text:span text:style-name="T28"></text:span><text:span text:style-name="T29"> </text:span><text:span text:style-name="T30">Moyenne</text:span></text:p>
            <text:p text:style-name="P59"><text:span text:style-name="T28"></text:span><text:span text:style-name="T29"> </text:span><text:span text:style-name="T30">Faible</text:span></text:p>
          </table:table-cell>
          <table:covered-table-cell/>
          <table:covered-table-cell/>
          <table:table-cell table:style-name="Tableau5.D16" table:number-columns-spanned="3" office:value-type="string">
            <text:p text:style-name="P59"><text:span text:style-name="T28"></text:span><text:span text:style-name="T29"> </text:span><text:span text:style-name="T30">Excellente</text:span></text:p>
            <text:p text:style-name="P59"><text:span text:style-name="T28"></text:span><text:span text:style-name="T29"> </text:span><text:span text:style-name="T30">Moyenne</text:span></text:p>
            <text:p text:style-name="P59"><text:span text:style-name="T28"></text:span><text:span text:style-name="T29"> </text:span><text:span text:style-name="T30">Faible</text:span></text:p>
          </table:table-cell>
          <table:covered-table-cell/>
          <table:covered-table-cell/>
          <table:table-cell table:style-name="Tableau5.G16" table:number-columns-spanned="2" office:value-type="string">
            <text:p text:style-name="P59"><text:span text:style-name="T28"></text:span><text:span text:style-name="T29"> </text:span><text:span text:style-name="T30">Excellente</text:span></text:p>
            <text:p text:style-name="P59"><text:span text:style-name="T28"></text:span><text:span text:style-name="T29"> </text:span><text:span text:style-name="T30">Moyenne</text:span></text:p>
            <text:p text:style-name="P59"><text:span text:style-name="T28"></text:span><text:span text:style-name="T29"> </text:span><text:span text:style-name="T30">Faible</text:span></text:p>
          </table:table-cell>
          <table:covered-table-cell/>
        </table:table-row>
        <table:table-row table:style-name="Tableau5.13">
          <table:table-cell table:style-name="Tableau5.A17" table:number-columns-spanned="6" office:value-type="string">
            <text:p text:style-name="P63">Commentaire :</text:p>
            <text:p text:style-name="P63"/>
            <text:p text:style-name="P63"/>
            <text:p text:style-name="P63">Fiches d’anomalies émises :</text:p>
            <text:p text:style-name="P63"/>
            <text:p text:style-name="P63"/>
          </table:table-cell>
          <table:covered-table-cell/>
          <table:covered-table-cell/>
          <table:covered-table-cell/>
          <table:covered-table-cell/>
          <table:covered-table-cell/>
          <table:table-cell table:style-name="Tableau5.G17" table:number-columns-spanned="2" office:value-type="string">
            <text:p text:style-name="P63">Approbation :</text:p>
          </table:table-cell>
          <table:covered-table-cell/>
        </table:table-row>
      </table:table>
      <text:h text:style-name="P120" text:outline-level="1"/>
      <text:h text:style-name="P123" text:outline-level="1"/>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58">Test Fonctionnel : <text:span text:style-name="T7">[</text:span><text:span text:style-name="T8">UC-00</text:span><text:span text:style-name="T10">3</text:span><text:span text:style-name="T7">] </text:span><text:span text:style-name="T16">Réutilisation des données</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58">Objectif :</text:p>
          </table:table-cell>
          <table:covered-table-cell/>
          <table:table-cell table:style-name="Tableau6.C2" table:number-columns-spanned="6" office:value-type="string">
            <text:p text:style-name="P95">Vérifier que le système puisse accepter des données utilisateur.</text:p>
          </table:table-cell>
          <table:covered-table-cell/>
          <table:covered-table-cell/>
          <table:covered-table-cell/>
          <table:covered-table-cell/>
          <table:covered-table-cell/>
        </table:table-row>
        <table:table-row table:style-name="Tableau6.2">
          <table:table-cell table:style-name="Tableau6.A3" table:number-columns-spanned="2" office:value-type="string">
            <text:p text:style-name="P58"><text:span text:style-name="T32">Éléments</text:span> à tester :</text:p>
          </table:table-cell>
          <table:covered-table-cell/>
          <table:table-cell table:style-name="Tableau6.C3" table:number-columns-spanned="6" office:value-type="string">
            <text:p text:style-name="P66">Réception des données <text:span text:style-name="T38">interne</text:span></text:p>
            <text:p text:style-name="P66">Conversion des données dans le bon format <text:span text:style-name="T38">(si nécessaire)</text:span></text:p>
            <text:p text:style-name="P66">Vérification de <text:span text:style-name="T38">la validité des données</text:span></text:p>
            <text:p text:style-name="P73">Analyse des données</text:p>
            <text:p text:style-name="P73">Apprentissage du module analytique</text:p>
            <text:p text:style-name="P73">Sauvegarde des données dans la base de données</text:p>
          </table:table-cell>
          <table:covered-table-cell/>
          <table:covered-table-cell/>
          <table:covered-table-cell/>
          <table:covered-table-cell/>
          <table:covered-table-cell/>
        </table:table-row>
        <table:table-row table:style-name="Tableau6.2">
          <table:table-cell table:style-name="Tableau6.A4" table:number-columns-spanned="2" office:value-type="string">
            <text:p text:style-name="P58">Pré requis :</text:p>
          </table:table-cell>
          <table:covered-table-cell/>
          <table:table-cell table:style-name="Tableau6.C4" table:number-columns-spanned="6" office:value-type="string">
            <text:p text:style-name="P73">Le système doit être opérationnel, l'opérateur doit avoir accès au service web de l'application afin d'envoyer les données à la machine <text:span text:style-name="T39">d'apprentissage</text:span>.</text:p>
          </table:table-cell>
          <table:covered-table-cell/>
          <table:covered-table-cell/>
          <table:covered-table-cell/>
          <table:covered-table-cell/>
          <table:covered-table-cell/>
        </table:table-row>
        <table:table-row table:style-name="Tableau6.2">
          <table:table-cell table:style-name="Tableau6.A5" table:number-columns-spanned="2" office:value-type="string">
            <text:p text:style-name="P34"><text:span text:style-name="T34">Initialisation </text:span>:</text:p>
          </table:table-cell>
          <table:covered-table-cell/>
          <table:table-cell table:style-name="Tableau6.C5" table:number-columns-spanned="6" office:value-type="string">
            <text:p text:style-name="P7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au6.2">
          <table:table-cell table:style-name="Tableau6.A6" table:number-columns-spanned="8" office:value-type="string">
            <text:p text:style-name="P48">Scénario : </text:p>
          </table:table-cell>
          <table:covered-table-cell/>
          <table:covered-table-cell/>
          <table:covered-table-cell/>
          <table:covered-table-cell/>
          <table:covered-table-cell/>
          <table:covered-table-cell/>
          <table:covered-table-cell/>
        </table:table-row>
        <table:table-row table:style-name="Tableau6.7">
          <table:table-cell table:style-name="Tableau6.A7" office:value-type="string">
            <text:p text:style-name="P50">Id</text:p>
          </table:table-cell>
          <table:table-cell table:style-name="Tableau6.B7" table:number-columns-spanned="3" office:value-type="string">
            <text:p text:style-name="P105">Démarche</text:p>
          </table:table-cell>
          <table:covered-table-cell/>
          <table:covered-table-cell/>
          <table:table-cell table:style-name="Tableau6.B7" office:value-type="string">
            <text:p text:style-name="P52">Données</text:p>
          </table:table-cell>
          <table:table-cell table:style-name="Tableau6.B7" table:number-columns-spanned="2" office:value-type="string">
            <text:p text:style-name="P80">Comportement attendu</text:p>
          </table:table-cell>
          <table:covered-table-cell/>
          <table:table-cell table:style-name="Tableau6.H7" office:value-type="string">
            <text:p text:style-name="P52">OK ?</text:p>
          </table:table-cell>
        </table:table-row>
        <table:table-row table:style-name="Tableau6.8">
          <table:table-cell table:style-name="Tableau6.A8" office:value-type="string">
            <text:p text:style-name="P41">1</text:p>
          </table:table-cell>
          <table:table-cell table:style-name="Tableau6.B8" table:number-columns-spanned="3" office:value-type="string">
            <text:p text:style-name="P110">On se connecte au système depuis un navigateur web <text:span text:style-name="T40">et la page principal de l'application s'ouvre.</text:span></text:p>
          </table:table-cell>
          <table:covered-table-cell/>
          <table:covered-table-cell/>
          <table:table-cell table:style-name="Tableau6.E8" office:value-type="string">
            <text:p text:style-name="P41"/>
          </table:table-cell>
          <table:table-cell table:style-name="Tableau6.F8" table:number-columns-spanned="2" office:value-type="string">
            <text:p text:style-name="P86">L'application web s'ouvre <text:span text:style-name="T40">et l'opérateur se retrouve sur la page principal de l'application web</text:span>.</text:p>
          </table:table-cell>
          <table:covered-table-cell/>
          <table:table-cell table:style-name="Tableau6.H8" office:value-type="string">
            <text:p text:style-name="P36"/>
          </table:table-cell>
        </table:table-row>
        <table:table-row table:style-name="Tableau6.8">
          <table:table-cell table:style-name="Tableau6.A9" office:value-type="string">
            <text:p text:style-name="P39">2</text:p>
          </table:table-cell>
          <table:table-cell table:style-name="Tableau6.B9" table:number-columns-spanned="3" office:value-type="string">
            <text:p text:style-name="P111">L'opérateur clique sur un lien permettant d'afficher la page des données qu'il souhaite refaire traiter par le système.</text:p>
          </table:table-cell>
          <table:covered-table-cell/>
          <table:covered-table-cell/>
          <table:table-cell table:style-name="Tableau6.E9" office:value-type="string">
            <text:p text:style-name="P41"/>
          </table:table-cell>
          <table:table-cell table:style-name="Tableau6.F9" table:number-columns-spanned="2" office:value-type="string">
            <text:p text:style-name="P83"><text:span text:style-name="T40">L'application web affiche une page contenant les données que le système peut traiter afin que celui-ci les retraite. </text:span></text:p>
          </table:table-cell>
          <table:covered-table-cell/>
          <table:table-cell table:style-name="Tableau6.H9" office:value-type="string">
            <text:p text:style-name="P36"/>
          </table:table-cell>
        </table:table-row>
        <table:table-row table:style-name="Tableau6.8">
          <table:table-cell table:style-name="Tableau6.A11" office:value-type="string">
            <text:p text:style-name="P39">3</text:p>
          </table:table-cell>
          <table:table-cell table:style-name="Tableau6.B11" table:number-columns-spanned="3" office:value-type="string">
            <text:p text:style-name="P111">L'opérateur choisie les données <text:span text:style-name="T42">qu'il souhaite refaire travailler au système.</text:span></text:p>
          </table:table-cell>
          <table:covered-table-cell/>
          <table:covered-table-cell/>
          <table:table-cell table:style-name="Tableau6.E11" office:value-type="string">
            <text:p text:style-name="P41"/>
          </table:table-cell>
          <table:table-cell table:style-name="Tableau6.F11" table:number-columns-spanned="2" office:value-type="string">
            <text:p text:style-name="P87">L<text:span text:style-name="T41">'opérateur choisie les données qu'il souhaite faire traiter à nouveaux par le système.</text:span></text:p>
          </table:table-cell>
          <table:covered-table-cell/>
          <table:table-cell table:style-name="Tableau6.H11" office:value-type="string">
            <text:p text:style-name="P36"/>
          </table:table-cell>
        </table:table-row>
        <table:table-row table:style-name="Tableau6.8">
          <table:table-cell table:style-name="Tableau6.A11" office:value-type="string">
            <text:p text:style-name="P39">4</text:p>
          </table:table-cell>
          <table:table-cell table:style-name="Tableau6.B11" table:number-columns-spanned="3" office:value-type="string">
            <text:p text:style-name="P108">Le système <text:span text:style-name="T42">reçoit les données a retravailler</text:span>.</text:p>
          </table:table-cell>
          <table:covered-table-cell/>
          <table:covered-table-cell/>
          <table:table-cell table:style-name="Tableau6.E11" office:value-type="string">
            <text:p text:style-name="P41"/>
          </table:table-cell>
          <table:table-cell table:style-name="Tableau6.F11" table:number-columns-spanned="2" office:value-type="string">
            <text:p text:style-name="P84">Le système <text:span text:style-name="T42">reçoit les données a retravailler pour modifier son comportement ou ajouter de nouveaux flux d'entrée.</text:span></text:p>
          </table:table-cell>
          <table:covered-table-cell/>
          <table:table-cell table:style-name="Tableau6.H11" office:value-type="string">
            <text:p text:style-name="P36"/>
          </table:table-cell>
        </table:table-row>
        <table:table-row table:style-name="Tableau6.8">
          <table:table-cell table:style-name="Tableau6.A13" office:value-type="string">
            <text:p text:style-name="P40">5</text:p>
          </table:table-cell>
          <table:table-cell table:style-name="Tableau6.B13" table:number-columns-spanned="3" office:value-type="string">
            <text:p text:style-name="P108">Le système effectue l<text:span text:style-name="T43">'analyse des données afin de modifier son comportement ou d'apprendre de nouveaux flux d'entrée.</text:span></text:p>
          </table:table-cell>
          <table:covered-table-cell/>
          <table:covered-table-cell/>
          <table:table-cell table:style-name="Tableau6.E13" office:value-type="string">
            <text:p text:style-name="P41"/>
          </table:table-cell>
          <table:table-cell table:style-name="Tableau6.F13" table:number-columns-spanned="2" office:value-type="string">
            <text:p text:style-name="P88">Le système exécute l'analyse des données que lui envoie l'opérateur de l'application.</text:p>
          </table:table-cell>
          <table:covered-table-cell/>
          <table:table-cell table:style-name="Tableau6.H13" office:value-type="string">
            <text:p text:style-name="P36"/>
          </table:table-cell>
        </table:table-row>
        <table:table-row table:style-name="Tableau6.8">
          <table:table-cell table:style-name="Tableau6.A13" office:value-type="string">
            <text:p text:style-name="P42">6</text:p>
          </table:table-cell>
          <table:table-cell table:style-name="Tableau6.B13" table:number-columns-spanned="3" office:value-type="string">
            <text:p text:style-name="P112">Le système apprends des données reçus.</text:p>
          </table:table-cell>
          <table:covered-table-cell/>
          <table:covered-table-cell/>
          <table:table-cell table:style-name="Tableau6.E13" office:value-type="string">
            <text:p text:style-name="P41"/>
          </table:table-cell>
          <table:table-cell table:style-name="Tableau6.F13" table:number-columns-spanned="2" office:value-type="string">
            <text:p text:style-name="P88">Le système apprends des nouvelles données reçues et modifie son comportement en conséquence.</text:p>
          </table:table-cell>
          <table:covered-table-cell/>
          <table:table-cell table:style-name="Tableau6.H13" office:value-type="string">
            <text:p text:style-name="P36"/>
          </table:table-cell>
        </table:table-row>
        <table:table-row table:style-name="Tableau6.8">
          <table:table-cell table:style-name="Tableau6.A14" office:value-type="string">
            <text:p text:style-name="P43">7</text:p>
          </table:table-cell>
          <table:table-cell table:style-name="Tableau6.B14" table:number-columns-spanned="3" office:value-type="string">
            <text:p text:style-name="P112">Le système sauvegarde les modification de son comportement dans la base de données correspondante.</text:p>
          </table:table-cell>
          <table:covered-table-cell/>
          <table:covered-table-cell/>
          <table:table-cell table:style-name="Tableau6.E14" office:value-type="string">
            <text:p text:style-name="P41"/>
          </table:table-cell>
          <table:table-cell table:style-name="Tableau6.F14" table:number-columns-spanned="2" office:value-type="string">
            <text:p text:style-name="P88">Le système stocke le modification de son comportement dans la base de données correspondante.</text:p>
          </table:table-cell>
          <table:covered-table-cell/>
          <table:table-cell table:style-name="Tableau6.H14" office:value-type="string">
            <text:p text:style-name="P36"/>
          </table:table-cell>
        </table:table-row>
        <text:soft-page-break/>
        <table:table-row table:style-name="Tableau6.15">
          <table:table-cell table:style-name="Tableau6.A7" table:number-columns-spanned="3" office:value-type="string">
            <text:p text:style-name="P54">Rapport de test</text:p>
          </table:table-cell>
          <table:covered-table-cell/>
          <table:covered-table-cell/>
          <table:table-cell table:style-name="Tableau6.D15" table:number-columns-spanned="3" office:value-type="string">
            <text:p text:style-name="P60"><text:span text:style-name="T24"></text:span><text:span text:style-name="T27"> </text:span><text:span text:style-name="T26">Testé par :</text:span></text:p>
          </table:table-cell>
          <table:covered-table-cell/>
          <table:covered-table-cell/>
          <table:table-cell table:style-name="Tableau6.G15" table:number-columns-spanned="2" office:value-type="string">
            <text:p text:style-name="P48">Le :</text:p>
          </table:table-cell>
          <table:covered-table-cell/>
        </table:table-row>
        <table:table-row table:style-name="Tableau6.16">
          <table:table-cell table:style-name="Tableau6.A16" table:number-columns-spanned="3" office:value-type="string">
            <text:p text:style-name="P62">Fonctionnalité :</text:p>
          </table:table-cell>
          <table:covered-table-cell/>
          <table:covered-table-cell/>
          <table:table-cell table:style-name="Tableau6.D16" table:number-columns-spanned="3" office:value-type="string">
            <text:p text:style-name="P62">Conformité :</text:p>
          </table:table-cell>
          <table:covered-table-cell/>
          <table:covered-table-cell/>
          <table:table-cell table:style-name="Tableau6.G16" table:number-columns-spanned="2" office:value-type="string">
            <text:p text:style-name="P62">Ergonomie :</text:p>
          </table:table-cell>
          <table:covered-table-cell/>
        </table:table-row>
        <table:table-row table:style-name="Tableau6.16">
          <table:table-cell table:style-name="Tableau6.A17"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Bonn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6.D17"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6.G17" table:number-columns-spanned="2"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table-row>
        <table:table-row table:style-name="Tableau6.16">
          <table:table-cell table:style-name="Tableau6.A18" table:number-columns-spanned="6" office:value-type="string">
            <text:p text:style-name="P64">Commentaire :</text:p>
            <text:p text:style-name="P64"/>
            <text:p text:style-name="P64"/>
            <text:p text:style-name="P64">Fiches d’anomalies émises :</text:p>
            <text:p text:style-name="P64"/>
            <text:p text:style-name="P64"/>
          </table:table-cell>
          <table:covered-table-cell/>
          <table:covered-table-cell/>
          <table:covered-table-cell/>
          <table:covered-table-cell/>
          <table:covered-table-cell/>
          <table:table-cell table:style-name="Tableau6.G18" table:number-columns-spanned="2" office:value-type="string">
            <text:p text:style-name="P64">Approbation :</text:p>
          </table:table-cell>
          <table:covered-table-cell/>
        </table:table-row>
      </table:table>
      <text:h text:style-name="P122" text:outline-level="1"/>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row table:style-name="Tableau7.1">
          <table:table-cell table:style-name="Tableau7.A1" table:number-columns-spanned="8" office:value-type="string">
            <text:p text:style-name="P58">Test Fonctionnel : <text:span text:style-name="T7">[</text:span><text:span text:style-name="T8">UC-00</text:span><text:span text:style-name="T11">4</text:span><text:span text:style-name="T7">] </text:span><text:span text:style-name="T17">Entrainement du système</text:span></text:p>
          </table:table-cell>
          <table:covered-table-cell/>
          <table:covered-table-cell/>
          <table:covered-table-cell/>
          <table:covered-table-cell/>
          <table:covered-table-cell/>
          <table:covered-table-cell/>
          <table:covered-table-cell/>
        </table:table-row>
        <table:table-row table:style-name="Tableau7.2">
          <table:table-cell table:style-name="Tableau7.A2" table:number-columns-spanned="2" office:value-type="string">
            <text:p text:style-name="P58">Objectif :</text:p>
          </table:table-cell>
          <table:covered-table-cell/>
          <table:table-cell table:style-name="Tableau7.C2" table:number-columns-spanned="6" office:value-type="string">
            <text:p text:style-name="P94">Vérifier que le système <text:span text:style-name="T44">puisse être entrainé depuis l'application web par un entraineur.</text:span></text:p>
          </table:table-cell>
          <table:covered-table-cell/>
          <table:covered-table-cell/>
          <table:covered-table-cell/>
          <table:covered-table-cell/>
          <table:covered-table-cell/>
        </table:table-row>
        <table:table-row table:style-name="Tableau7.2">
          <table:table-cell table:style-name="Tableau7.A3" table:number-columns-spanned="2" office:value-type="string">
            <text:p text:style-name="P58"><text:span text:style-name="T32">Éléments</text:span> à tester :</text:p>
          </table:table-cell>
          <table:covered-table-cell/>
          <table:table-cell table:style-name="Tableau7.C3" table:number-columns-spanned="6" office:value-type="string">
            <text:p text:style-name="P66">Réception des données <text:span text:style-name="T44">interne</text:span></text:p>
            <text:p text:style-name="P66">Conversion des données dans le bon format</text:p>
            <text:p text:style-name="P68">Vérification des données valides</text:p>
            <text:p text:style-name="P74">Analyse des données</text:p>
            <text:p text:style-name="P74">Apprentissage du module analytique</text:p>
            <text:p text:style-name="P74">Sauvegarde des données dans la base de données</text:p>
            <text:p text:style-name="P76">Affichage des résultats du traitement sur l'application web</text:p>
          </table:table-cell>
          <table:covered-table-cell/>
          <table:covered-table-cell/>
          <table:covered-table-cell/>
          <table:covered-table-cell/>
          <table:covered-table-cell/>
        </table:table-row>
        <table:table-row table:style-name="Tableau7.2">
          <table:table-cell table:style-name="Tableau7.A4" table:number-columns-spanned="2" office:value-type="string">
            <text:p text:style-name="P58">Pré requis :</text:p>
          </table:table-cell>
          <table:covered-table-cell/>
          <table:table-cell table:style-name="Tableau7.C4" table:number-columns-spanned="6" office:value-type="string">
            <text:p text:style-name="P73">Le système doit être opérationnel, l'opérateur doit avoir accès au service web de l'application afin d'envoyer les données à la machine <text:span text:style-name="T39">d'apprentissage</text:span>.</text:p>
          </table:table-cell>
          <table:covered-table-cell/>
          <table:covered-table-cell/>
          <table:covered-table-cell/>
          <table:covered-table-cell/>
          <table:covered-table-cell/>
        </table:table-row>
        <table:table-row table:style-name="Tableau7.2">
          <table:table-cell table:style-name="Tableau7.A5" table:number-columns-spanned="2" office:value-type="string">
            <text:p text:style-name="P34"><text:span text:style-name="T34">Initialisation </text:span>:</text:p>
          </table:table-cell>
          <table:covered-table-cell/>
          <table:table-cell table:style-name="Tableau7.C5" table:number-columns-spanned="6" office:value-type="string">
            <text:p text:style-name="P7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au7.2">
          <table:table-cell table:style-name="Tableau7.A6" table:number-columns-spanned="8" office:value-type="string">
            <text:p text:style-name="P48">Scénario : </text:p>
          </table:table-cell>
          <table:covered-table-cell/>
          <table:covered-table-cell/>
          <table:covered-table-cell/>
          <table:covered-table-cell/>
          <table:covered-table-cell/>
          <table:covered-table-cell/>
          <table:covered-table-cell/>
        </table:table-row>
        <table:table-row table:style-name="Tableau7.7">
          <table:table-cell table:style-name="Tableau7.A7" office:value-type="string">
            <text:p text:style-name="P50">Id</text:p>
          </table:table-cell>
          <table:table-cell table:style-name="Tableau7.B7" table:number-columns-spanned="3" office:value-type="string">
            <text:p text:style-name="P105">Démarche</text:p>
          </table:table-cell>
          <table:covered-table-cell/>
          <table:covered-table-cell/>
          <table:table-cell table:style-name="Tableau7.B7" office:value-type="string">
            <text:p text:style-name="P52">Données</text:p>
          </table:table-cell>
          <table:table-cell table:style-name="Tableau7.B7" table:number-columns-spanned="2" office:value-type="string">
            <text:p text:style-name="P80">Comportement attendu</text:p>
          </table:table-cell>
          <table:covered-table-cell/>
          <table:table-cell table:style-name="Tableau7.H7" office:value-type="string">
            <text:p text:style-name="P52">OK ?</text:p>
          </table:table-cell>
        </table:table-row>
        <table:table-row table:style-name="Tableau7.8">
          <table:table-cell table:style-name="Tableau7.A8" office:value-type="string">
            <text:p text:style-name="P41">1</text:p>
          </table:table-cell>
          <table:table-cell table:style-name="Tableau7.B8" table:number-columns-spanned="3" office:value-type="string">
            <text:p text:style-name="P110">On se connecte au système depuis un navigateur web <text:span text:style-name="T40">et la page principal de l'application s'ouvre.</text:span></text:p>
          </table:table-cell>
          <table:covered-table-cell/>
          <table:covered-table-cell/>
          <table:table-cell table:style-name="Tableau7.E8" office:value-type="string">
            <text:p text:style-name="P41"/>
          </table:table-cell>
          <table:table-cell table:style-name="Tableau7.F8" table:number-columns-spanned="2" office:value-type="string">
            <text:p text:style-name="P86">L'application web s'ouvre <text:span text:style-name="T40">et l'opérateur se retrouve sur la page principal de l'application web</text:span>.</text:p>
          </table:table-cell>
          <table:covered-table-cell/>
          <table:table-cell table:style-name="Tableau7.H8" office:value-type="string">
            <text:p text:style-name="P36"/>
          </table:table-cell>
        </table:table-row>
        <table:table-row table:style-name="Tableau7.8">
          <table:table-cell table:style-name="Tableau7.A9" office:value-type="string">
            <text:p text:style-name="P39">2</text:p>
          </table:table-cell>
          <table:table-cell table:style-name="Tableau7.B9" table:number-columns-spanned="3" office:value-type="string">
            <text:p text:style-name="P111"><text:span text:style-name="T45">L'entraineur</text:span> clique sur un lien permettant d'afficher la page <text:span text:style-name="T45">d'envoi de jeux de données</text:span>.</text:p>
          </table:table-cell>
          <table:covered-table-cell/>
          <table:covered-table-cell/>
          <table:table-cell table:style-name="Tableau7.E9" office:value-type="string">
            <text:p text:style-name="P41"/>
          </table:table-cell>
          <table:table-cell table:style-name="Tableau7.F9" table:number-columns-spanned="2" office:value-type="string">
            <text:p text:style-name="P83"><text:span text:style-name="T40">L'application web affiche une page permettant à l'entraineur d'envoyer des jeux de données. </text:span></text:p>
          </table:table-cell>
          <table:covered-table-cell/>
          <table:table-cell table:style-name="Tableau7.H9" office:value-type="string">
            <text:p text:style-name="P36"/>
          </table:table-cell>
        </table:table-row>
        <table:table-row table:style-name="Tableau7.8">
          <table:table-cell table:style-name="Tableau7.A10" office:value-type="string">
            <text:p text:style-name="P39">3</text:p>
          </table:table-cell>
          <table:table-cell table:style-name="Tableau7.B10" table:number-columns-spanned="3" office:value-type="string">
            <text:p text:style-name="P111">L'opérateur <text:span text:style-name="T45">prépare les jeux de données à envoyé et les envoies depuis l'application web.</text:span></text:p>
          </table:table-cell>
          <table:covered-table-cell/>
          <table:covered-table-cell/>
          <table:table-cell table:style-name="Tableau7.E10" office:value-type="string">
            <text:p text:style-name="P41"/>
          </table:table-cell>
          <table:table-cell table:style-name="Tableau7.F10" table:number-columns-spanned="2" office:value-type="string">
            <text:p text:style-name="P87">L<text:span text:style-name="T41">'opérateur envoie les données qu'il souhaite faire traiter par le système.</text:span></text:p>
          </table:table-cell>
          <table:covered-table-cell/>
          <table:table-cell table:style-name="Tableau7.H10" office:value-type="string">
            <text:p text:style-name="P36"/>
          </table:table-cell>
        </table:table-row>
        <table:table-row table:style-name="Tableau7.8">
          <table:table-cell table:style-name="Tableau7.A12" office:value-type="string">
            <text:p text:style-name="P44">4</text:p>
          </table:table-cell>
          <table:table-cell table:style-name="Tableau7.B12" table:number-columns-spanned="3" office:value-type="string">
            <text:p text:style-name="P107">Le système traite et converti le flux en données exploitable.</text:p>
          </table:table-cell>
          <table:covered-table-cell/>
          <table:covered-table-cell/>
          <table:table-cell table:style-name="Tableau7.E12" office:value-type="string">
            <text:p text:style-name="P41"/>
          </table:table-cell>
          <table:table-cell table:style-name="Tableau7.F12" table:number-columns-spanned="2" office:value-type="string">
            <text:p text:style-name="P82">Le système à converti les données dans le format du système.</text:p>
          </table:table-cell>
          <table:covered-table-cell/>
          <table:table-cell table:style-name="Tableau7.H12" office:value-type="string">
            <text:p text:style-name="P36"/>
          </table:table-cell>
        </table:table-row>
        <table:table-row table:style-name="Tableau7.8">
          <table:table-cell table:style-name="Tableau7.A12" office:value-type="string">
            <text:p text:style-name="P44">5</text:p>
          </table:table-cell>
          <table:table-cell table:style-name="Tableau7.B12" table:number-columns-spanned="3" office:value-type="string">
            <text:p text:style-name="P107">Le système effectue la vérification des données</text:p>
          </table:table-cell>
          <table:covered-table-cell/>
          <table:covered-table-cell/>
          <table:table-cell table:style-name="Tableau7.E12" office:value-type="string">
            <text:p text:style-name="P41"/>
          </table:table-cell>
          <table:table-cell table:style-name="Tableau7.F12" table:number-columns-spanned="2" office:value-type="string">
            <text:p text:style-name="P82">Le système vérifie la validité des données et préviens l'utilisateur que les données sont invalides <text:span text:style-name="T38">(si celle-ci sont invalides)</text:span>.</text:p>
          </table:table-cell>
          <table:covered-table-cell/>
          <table:table-cell table:style-name="Tableau7.H12" office:value-type="string">
            <text:p text:style-name="P36"/>
          </table:table-cell>
        </table:table-row>
        <table:table-row table:style-name="Tableau7.8">
          <table:table-cell table:style-name="Tableau7.A13" office:value-type="string">
            <text:p text:style-name="P44">6</text:p>
          </table:table-cell>
          <table:table-cell table:style-name="Tableau7.B13" table:number-columns-spanned="3" office:value-type="string">
            <text:p text:style-name="P108">Le système effectue l<text:span text:style-name="T43">'analyse des données afin de modifier son comportement ou d'apprendre de nouveaux flux d'entrée.</text:span></text:p>
          </table:table-cell>
          <table:covered-table-cell/>
          <table:covered-table-cell/>
          <table:table-cell table:style-name="Tableau7.E13" office:value-type="string">
            <text:p text:style-name="P41"/>
          </table:table-cell>
          <table:table-cell table:style-name="Tableau7.F13" table:number-columns-spanned="2" office:value-type="string">
            <text:p text:style-name="P88">Le système exécute l'analyse des données que lui envoie l'opérateur de l'application.</text:p>
          </table:table-cell>
          <table:covered-table-cell/>
          <table:table-cell table:style-name="Tableau7.H13" office:value-type="string">
            <text:p text:style-name="P36"/>
          </table:table-cell>
        </table:table-row>
        <table:table-row table:style-name="Tableau7.8">
          <table:table-cell table:style-name="Tableau7.A15" office:value-type="string">
            <text:p text:style-name="P44">7</text:p>
          </table:table-cell>
          <table:table-cell table:style-name="Tableau7.B15" table:number-columns-spanned="3" office:value-type="string">
            <text:p text:style-name="P112">Le système sauvegarde les modification de son comportement dans la base de données correspondante.</text:p>
          </table:table-cell>
          <table:covered-table-cell/>
          <table:covered-table-cell/>
          <table:table-cell table:style-name="Tableau7.E15" office:value-type="string">
            <text:p text:style-name="P41"/>
          </table:table-cell>
          <table:table-cell table:style-name="Tableau7.F15" table:number-columns-spanned="2" office:value-type="string">
            <text:p text:style-name="P88">Le système stocke le modification de son comportement dans la base de données correspondante.</text:p>
          </table:table-cell>
          <table:covered-table-cell/>
          <table:table-cell table:style-name="Tableau7.H15" office:value-type="string">
            <text:p text:style-name="P36"/>
          </table:table-cell>
        </table:table-row>
        <text:soft-page-break/>
        <table:table-row table:style-name="Tableau7.8">
          <table:table-cell table:style-name="Tableau7.A15" office:value-type="string">
            <text:p text:style-name="P45">8</text:p>
          </table:table-cell>
          <table:table-cell table:style-name="Tableau7.B15" table:number-columns-spanned="3" office:value-type="string">
            <text:p text:style-name="P113">Le système renvoie le résultat de son apprentissage sur l'application web</text:p>
          </table:table-cell>
          <table:covered-table-cell/>
          <table:covered-table-cell/>
          <table:table-cell table:style-name="Tableau7.E15" office:value-type="string">
            <text:p text:style-name="P41"/>
          </table:table-cell>
          <table:table-cell table:style-name="Tableau7.F15" table:number-columns-spanned="2" office:value-type="string">
            <text:p text:style-name="P89">Le système envoie le résultat de son apprentissage sous une forme lisible afin que l'entraineur puisse voir les modifications de comportement effectuées.</text:p>
          </table:table-cell>
          <table:covered-table-cell/>
          <table:table-cell table:style-name="Tableau7.H15" office:value-type="string">
            <text:p text:style-name="P36"/>
          </table:table-cell>
        </table:table-row>
        <table:table-row table:style-name="Tableau7.16">
          <table:table-cell table:style-name="Tableau7.A7" table:number-columns-spanned="3" office:value-type="string">
            <text:p text:style-name="P54">Rapport de test</text:p>
          </table:table-cell>
          <table:covered-table-cell/>
          <table:covered-table-cell/>
          <table:table-cell table:style-name="Tableau7.D16" table:number-columns-spanned="3" office:value-type="string">
            <text:p text:style-name="P60"><text:span text:style-name="T24"></text:span><text:span text:style-name="T27"> </text:span><text:span text:style-name="T26">Testé par :</text:span></text:p>
          </table:table-cell>
          <table:covered-table-cell/>
          <table:covered-table-cell/>
          <table:table-cell table:style-name="Tableau7.G16" table:number-columns-spanned="2" office:value-type="string">
            <text:p text:style-name="P48">Le :</text:p>
          </table:table-cell>
          <table:covered-table-cell/>
        </table:table-row>
        <table:table-row table:style-name="Tableau7.17">
          <table:table-cell table:style-name="Tableau7.A17" table:number-columns-spanned="3" office:value-type="string">
            <text:p text:style-name="P62">Fonctionnalité :</text:p>
          </table:table-cell>
          <table:covered-table-cell/>
          <table:covered-table-cell/>
          <table:table-cell table:style-name="Tableau7.D17" table:number-columns-spanned="3" office:value-type="string">
            <text:p text:style-name="P62">Conformité :</text:p>
          </table:table-cell>
          <table:covered-table-cell/>
          <table:covered-table-cell/>
          <table:table-cell table:style-name="Tableau7.G17" table:number-columns-spanned="2" office:value-type="string">
            <text:p text:style-name="P62">Ergonomie :</text:p>
          </table:table-cell>
          <table:covered-table-cell/>
        </table:table-row>
        <table:table-row table:style-name="Tableau7.17">
          <table:table-cell table:style-name="Tableau7.A18"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Bonn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7.D18"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7.G18" table:number-columns-spanned="2"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table-row>
        <table:table-row table:style-name="Tableau7.17">
          <table:table-cell table:style-name="Tableau7.A19" table:number-columns-spanned="6" office:value-type="string">
            <text:p text:style-name="P64">Commentaire :</text:p>
            <text:p text:style-name="P64"/>
            <text:p text:style-name="P64"/>
            <text:p text:style-name="P64">Fiches d’anomalies émises :</text:p>
            <text:p text:style-name="P64"/>
            <text:p text:style-name="P64"/>
          </table:table-cell>
          <table:covered-table-cell/>
          <table:covered-table-cell/>
          <table:covered-table-cell/>
          <table:covered-table-cell/>
          <table:covered-table-cell/>
          <table:table-cell table:style-name="Tableau7.G19" table:number-columns-spanned="2" office:value-type="string">
            <text:p text:style-name="P64">Approbation :</text:p>
          </table:table-cell>
          <table:covered-table-cell/>
        </table:table-row>
      </table:table>
      <text:h text:style-name="P96" text:outline-level="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58">Test Fonctionnel : <text:span text:style-name="T7">[</text:span><text:span text:style-name="T8">UC-00</text:span><text:span text:style-name="T12">5</text:span><text:span text:style-name="T7">] </text:span><text:span text:style-name="T18">Consultation des données</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58">Objectif :</text:p>
          </table:table-cell>
          <table:covered-table-cell/>
          <table:table-cell table:style-name="Tableau8.C2" table:number-columns-spanned="6" office:value-type="string">
            <text:p text:style-name="P94">Vérifier <text:span text:style-name="T46">qu'un utilisateur puisse consulter les données du module analytique</text:span></text:p>
          </table:table-cell>
          <table:covered-table-cell/>
          <table:covered-table-cell/>
          <table:covered-table-cell/>
          <table:covered-table-cell/>
          <table:covered-table-cell/>
        </table:table-row>
        <table:table-row table:style-name="Tableau8.2">
          <table:table-cell table:style-name="Tableau8.A3" table:number-columns-spanned="2" office:value-type="string">
            <text:p text:style-name="P58"><text:span text:style-name="T32">Éléments</text:span> à tester :</text:p>
          </table:table-cell>
          <table:covered-table-cell/>
          <table:table-cell table:style-name="Tableau8.C3" table:number-columns-spanned="6" office:value-type="string">
            <text:p text:style-name="P77">Accès au système depuis un navigateur web</text:p>
            <text:p text:style-name="P77">Consulter l'état de la base de données</text:p>
          </table:table-cell>
          <table:covered-table-cell/>
          <table:covered-table-cell/>
          <table:covered-table-cell/>
          <table:covered-table-cell/>
          <table:covered-table-cell/>
        </table:table-row>
        <table:table-row table:style-name="Tableau8.2">
          <table:table-cell table:style-name="Tableau8.A4" table:number-columns-spanned="2" office:value-type="string">
            <text:p text:style-name="P58">Pré requis :</text:p>
          </table:table-cell>
          <table:covered-table-cell/>
          <table:table-cell table:style-name="Tableau8.C4" table:number-columns-spanned="6" office:value-type="string">
            <text:p text:style-name="P78">Le système doit être en fonctionnement.</text:p>
            <text:p text:style-name="P78">Un navigateur web est requis, ainsi que la présence de la base de données.</text:p>
          </table:table-cell>
          <table:covered-table-cell/>
          <table:covered-table-cell/>
          <table:covered-table-cell/>
          <table:covered-table-cell/>
          <table:covered-table-cell/>
        </table:table-row>
        <table:table-row table:style-name="Tableau8.2">
          <table:table-cell table:style-name="Tableau8.A5" table:number-columns-spanned="2" office:value-type="string">
            <text:p text:style-name="P34"><text:span text:style-name="T34">Initialisation </text:span>:</text:p>
          </table:table-cell>
          <table:covered-table-cell/>
          <table:table-cell table:style-name="Tableau8.C5" table:number-columns-spanned="6" office:value-type="string">
            <text:p text:style-name="P78">On se connecte à l'application depuis un navigateur web présente dans le même réseau interne.</text:p>
          </table:table-cell>
          <table:covered-table-cell/>
          <table:covered-table-cell/>
          <table:covered-table-cell/>
          <table:covered-table-cell/>
          <table:covered-table-cell/>
        </table:table-row>
        <table:table-row table:style-name="Tableau8.2">
          <table:table-cell table:style-name="Tableau8.A6" table:number-columns-spanned="8" office:value-type="string">
            <text:p text:style-name="P48">Scénario : </text:p>
          </table:table-cell>
          <table:covered-table-cell/>
          <table:covered-table-cell/>
          <table:covered-table-cell/>
          <table:covered-table-cell/>
          <table:covered-table-cell/>
          <table:covered-table-cell/>
          <table:covered-table-cell/>
        </table:table-row>
        <table:table-row table:style-name="Tableau8.7">
          <table:table-cell table:style-name="Tableau8.A7" office:value-type="string">
            <text:p text:style-name="P50">Id</text:p>
          </table:table-cell>
          <table:table-cell table:style-name="Tableau8.B7" table:number-columns-spanned="3" office:value-type="string">
            <text:p text:style-name="P105">Démarche</text:p>
          </table:table-cell>
          <table:covered-table-cell/>
          <table:covered-table-cell/>
          <table:table-cell table:style-name="Tableau8.B7" office:value-type="string">
            <text:p text:style-name="P52">Données</text:p>
          </table:table-cell>
          <table:table-cell table:style-name="Tableau8.B7" table:number-columns-spanned="2" office:value-type="string">
            <text:p text:style-name="P80">Comportement attendu</text:p>
          </table:table-cell>
          <table:covered-table-cell/>
          <table:table-cell table:style-name="Tableau8.H7" office:value-type="string">
            <text:p text:style-name="P52">OK ?</text:p>
          </table:table-cell>
        </table:table-row>
        <table:table-row table:style-name="Tableau8.8">
          <table:table-cell table:style-name="Tableau8.A8" office:value-type="string">
            <text:p text:style-name="P41">1</text:p>
          </table:table-cell>
          <table:table-cell table:style-name="Tableau8.B8" table:number-columns-spanned="3" office:value-type="string">
            <text:p text:style-name="P110">On se connecte au système depuis un navigateur web <text:span text:style-name="T40">et la page principal de l'application s'ouvre</text:span></text:p>
          </table:table-cell>
          <table:covered-table-cell/>
          <table:covered-table-cell/>
          <table:table-cell table:style-name="Tableau8.E8" office:value-type="string">
            <text:p text:style-name="P41"/>
          </table:table-cell>
          <table:table-cell table:style-name="Tableau8.F8" table:number-columns-spanned="2" office:value-type="string">
            <text:p text:style-name="P86">L'application web s'ouvre <text:span text:style-name="T40">et l'opérateur se retrouve sur la page principal de l'application web</text:span>.</text:p>
          </table:table-cell>
          <table:covered-table-cell/>
          <table:table-cell table:style-name="Tableau8.H8" office:value-type="string">
            <text:p text:style-name="P36"/>
          </table:table-cell>
        </table:table-row>
        <table:table-row table:style-name="Tableau8.8">
          <table:table-cell table:style-name="Tableau8.A11" office:value-type="string">
            <text:p text:style-name="P39">2</text:p>
          </table:table-cell>
          <table:table-cell table:style-name="Tableau8.B11" table:number-columns-spanned="3" office:value-type="string">
            <text:p text:style-name="P114">L'entraineur clique sur un lien affichant les données </text:p>
          </table:table-cell>
          <table:covered-table-cell/>
          <table:covered-table-cell/>
          <table:table-cell table:style-name="Tableau8.E11" office:value-type="string">
            <text:p text:style-name="P41"/>
          </table:table-cell>
          <table:table-cell table:style-name="Tableau8.F11" table:number-columns-spanned="2" office:value-type="string">
            <text:p text:style-name="P90">L'entraineur arrive sur la page de consultation des différentes tables</text:p>
          </table:table-cell>
          <table:covered-table-cell/>
          <table:table-cell table:style-name="Tableau8.H11" office:value-type="string">
            <text:p text:style-name="P36"/>
          </table:table-cell>
        </table:table-row>
        <table:table-row table:style-name="Tableau8.8">
          <table:table-cell table:style-name="Tableau8.A11" office:value-type="string">
            <text:p text:style-name="P46">3</text:p>
          </table:table-cell>
          <table:table-cell table:style-name="Tableau8.B11" table:number-columns-spanned="3" office:value-type="string">
            <text:p text:style-name="P115">L'entraineur choisi les données qu'il souhaite consulté depuis une liste</text:p>
          </table:table-cell>
          <table:covered-table-cell/>
          <table:covered-table-cell/>
          <table:table-cell table:style-name="Tableau8.E11" office:value-type="string">
            <text:p text:style-name="P41"/>
          </table:table-cell>
          <table:table-cell table:style-name="Tableau8.F11" table:number-columns-spanned="2" office:value-type="string">
            <text:p text:style-name="P90">L'entraineur choisi les données et la page charge le contenu à afficher.</text:p>
          </table:table-cell>
          <table:covered-table-cell/>
          <table:table-cell table:style-name="Tableau8.H11" office:value-type="string">
            <text:p text:style-name="P36"/>
          </table:table-cell>
        </table:table-row>
        <table:table-row table:style-name="Tableau8.8">
          <table:table-cell table:style-name="Tableau8.A11" office:value-type="string">
            <text:p text:style-name="P46">4</text:p>
          </table:table-cell>
          <table:table-cell table:style-name="Tableau8.B11" table:number-columns-spanned="3" office:value-type="string">
            <text:p text:style-name="P115">Le système interroge la table mentionnée ci-dessus.</text:p>
          </table:table-cell>
          <table:covered-table-cell/>
          <table:covered-table-cell/>
          <table:table-cell table:style-name="Tableau8.E11" office:value-type="string">
            <text:p text:style-name="P41"/>
          </table:table-cell>
          <table:table-cell table:style-name="Tableau8.F11" table:number-columns-spanned="2" office:value-type="string">
            <text:p text:style-name="P90">Le système consulte la base de donnée souhaitée par l'entraineur</text:p>
          </table:table-cell>
          <table:covered-table-cell/>
          <table:table-cell table:style-name="Tableau8.H11" office:value-type="string">
            <text:p text:style-name="P36"/>
          </table:table-cell>
        </table:table-row>
        <table:table-row table:style-name="Tableau8.8">
          <table:table-cell table:style-name="Tableau8.A12" office:value-type="string">
            <text:p text:style-name="P46">5</text:p>
          </table:table-cell>
          <table:table-cell table:style-name="Tableau8.B12" table:number-columns-spanned="3" office:value-type="string">
            <text:p text:style-name="P115">Le système renvoie le contenu de la table.</text:p>
          </table:table-cell>
          <table:covered-table-cell/>
          <table:covered-table-cell/>
          <table:table-cell table:style-name="Tableau8.E12" office:value-type="string">
            <text:p text:style-name="P41"/>
          </table:table-cell>
          <table:table-cell table:style-name="Tableau8.F12" table:number-columns-spanned="2" office:value-type="string">
            <text:p text:style-name="P90">Le système renvoie le résultat de la requête vers la page de consultation.</text:p>
          </table:table-cell>
          <table:covered-table-cell/>
          <table:table-cell table:style-name="Tableau8.H12" office:value-type="string">
            <text:p text:style-name="P36"/>
          </table:table-cell>
        </table:table-row>
        <table:table-row table:style-name="Tableau8.8">
          <table:table-cell table:style-name="Tableau8.A13" office:value-type="string">
            <text:p text:style-name="P46">6</text:p>
          </table:table-cell>
          <table:table-cell table:style-name="Tableau8.B13" table:number-columns-spanned="3" office:value-type="string">
            <text:p text:style-name="P115">Le résultat est affiché sur la page de consultation.</text:p>
          </table:table-cell>
          <table:covered-table-cell/>
          <table:covered-table-cell/>
          <table:table-cell table:style-name="Tableau8.E13" office:value-type="string">
            <text:p text:style-name="P41"/>
          </table:table-cell>
          <table:table-cell table:style-name="Tableau8.F13" table:number-columns-spanned="2" office:value-type="string">
            <text:p text:style-name="P90">La page affiche le contenu de la table.</text:p>
          </table:table-cell>
          <table:covered-table-cell/>
          <table:table-cell table:style-name="Tableau8.H13" office:value-type="string">
            <text:p text:style-name="P36"/>
          </table:table-cell>
        </table:table-row>
        <table:table-row table:style-name="Tableau8.14">
          <table:table-cell table:style-name="Tableau8.A7" table:number-columns-spanned="3" office:value-type="string">
            <text:p text:style-name="P54">Rapport de test</text:p>
          </table:table-cell>
          <table:covered-table-cell/>
          <table:covered-table-cell/>
          <table:table-cell table:style-name="Tableau8.D14" table:number-columns-spanned="3" office:value-type="string">
            <text:p text:style-name="P60"><text:span text:style-name="T24"></text:span><text:span text:style-name="T27"> </text:span><text:span text:style-name="T26">Testé par :</text:span></text:p>
          </table:table-cell>
          <table:covered-table-cell/>
          <table:covered-table-cell/>
          <table:table-cell table:style-name="Tableau8.G14" table:number-columns-spanned="2" office:value-type="string">
            <text:p text:style-name="P48">Le :</text:p>
          </table:table-cell>
          <table:covered-table-cell/>
        </table:table-row>
        <table:table-row table:style-name="Tableau8.15">
          <table:table-cell table:style-name="Tableau8.A15" table:number-columns-spanned="3" office:value-type="string">
            <text:p text:style-name="P62">Fonctionnalité :</text:p>
          </table:table-cell>
          <table:covered-table-cell/>
          <table:covered-table-cell/>
          <table:table-cell table:style-name="Tableau8.D15" table:number-columns-spanned="3" office:value-type="string">
            <text:p text:style-name="P62">Conformité :</text:p>
          </table:table-cell>
          <table:covered-table-cell/>
          <table:covered-table-cell/>
          <table:table-cell table:style-name="Tableau8.G15" table:number-columns-spanned="2" office:value-type="string">
            <text:p text:style-name="P62">Ergonomie :</text:p>
          </table:table-cell>
          <table:covered-table-cell/>
        </table:table-row>
        <table:table-row table:style-name="Tableau8.15">
          <table:table-cell table:style-name="Tableau8.A16"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Bonn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8.D16"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8.G16" table:number-columns-spanned="2"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table-row>
        <table:table-row table:style-name="Tableau8.15">
          <table:table-cell table:style-name="Tableau8.A17" table:number-columns-spanned="6" office:value-type="string">
            <text:p text:style-name="P64">Commentaire :</text:p>
            <text:p text:style-name="P64"/>
            <text:p text:style-name="P64"/>
            <text:p text:style-name="P64">Fiches d’anomalies émises :</text:p>
            <text:p text:style-name="P64"/>
            <text:p text:style-name="P64"/>
          </table:table-cell>
          <table:covered-table-cell/>
          <table:covered-table-cell/>
          <table:covered-table-cell/>
          <table:covered-table-cell/>
          <table:covered-table-cell/>
          <table:table-cell table:style-name="Tableau8.G17" table:number-columns-spanned="2" office:value-type="string">
            <text:p text:style-name="P64">Approbation :</text:p>
          </table:table-cell>
          <table:covered-table-cell/>
        </table:table-row>
      </table:table>
      <text:h text:style-name="P96" text:outline-level="1"/>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58">Test Fonctionnel : <text:span text:style-name="T7">[</text:span><text:span text:style-name="T8">UC-00</text:span><text:span text:style-name="T13">6</text:span><text:span text:style-name="T7">] </text:span><text:span text:style-name="T19">Ajustement du comportement</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58">Objectif :</text:p>
          </table:table-cell>
          <table:covered-table-cell/>
          <table:table-cell table:style-name="Tableau9.C2" table:number-columns-spanned="6" office:value-type="string">
            <text:p text:style-name="P94">Vérifier que le système <text:span text:style-name="T37">détecte</text:span> correctement les données erronées.</text:p>
          </table:table-cell>
          <table:covered-table-cell/>
          <table:covered-table-cell/>
          <table:covered-table-cell/>
          <table:covered-table-cell/>
          <table:covered-table-cell/>
        </table:table-row>
        <table:table-row table:style-name="Tableau9.2">
          <table:table-cell table:style-name="Tableau9.A3" table:number-columns-spanned="2" office:value-type="string">
            <text:p text:style-name="P58"><text:span text:style-name="T32">Éléments</text:span> à tester :</text:p>
          </table:table-cell>
          <table:covered-table-cell/>
          <table:table-cell table:style-name="Tableau9.C3" table:number-columns-spanned="6" office:value-type="string">
            <text:p text:style-name="P66">Réception des données externe</text:p>
            <text:p text:style-name="P66">Conversion des données dans le bon format</text:p>
            <text:p text:style-name="P66">Vérification des données valides</text:p>
          </table:table-cell>
          <table:covered-table-cell/>
          <table:covered-table-cell/>
          <table:covered-table-cell/>
          <table:covered-table-cell/>
          <table:covered-table-cell/>
        </table:table-row>
        <table:table-row table:style-name="Tableau9.2">
          <table:table-cell table:style-name="Tableau9.A4" table:number-columns-spanned="2" office:value-type="string">
            <text:p text:style-name="P58">Pré requis :</text:p>
          </table:table-cell>
          <table:covered-table-cell/>
          <table:table-cell table:style-name="Tableau9.C4" table:number-columns-spanned="6" office:value-type="string">
            <text:p text:style-name="P71">Un serveur fonctionnel, avec une connexion internet permettant de recevoir des flux HTTP depuis d'autres services web.</text:p>
            <text:p text:style-name="P71"><text:span text:style-name="T36">La réception de données erronées depuis le flux HTTP</text:span></text:p>
          </table:table-cell>
          <table:covered-table-cell/>
          <table:covered-table-cell/>
          <table:covered-table-cell/>
          <table:covered-table-cell/>
          <table:covered-table-cell/>
        </table:table-row>
        <table:table-row table:style-name="Tableau9.2">
          <table:table-cell table:style-name="Tableau9.A5" table:number-columns-spanned="2" office:value-type="string">
            <text:p text:style-name="P34"><text:span text:style-name="T34">Initialisation </text:span>:</text:p>
          </table:table-cell>
          <table:covered-table-cell/>
          <table:table-cell table:style-name="Tableau9.C5" table:number-columns-spanned="6" office:value-type="string">
            <text:p text:style-name="P78">On se connecte à l'application depuis un navigateur web présente dans le même réseau interne.</text:p>
          </table:table-cell>
          <table:covered-table-cell/>
          <table:covered-table-cell/>
          <table:covered-table-cell/>
          <table:covered-table-cell/>
          <table:covered-table-cell/>
        </table:table-row>
        <table:table-row table:style-name="Tableau9.2">
          <table:table-cell table:style-name="Tableau9.A6" table:number-columns-spanned="8" office:value-type="string">
            <text:p text:style-name="P48">Scénario : </text:p>
          </table:table-cell>
          <table:covered-table-cell/>
          <table:covered-table-cell/>
          <table:covered-table-cell/>
          <table:covered-table-cell/>
          <table:covered-table-cell/>
          <table:covered-table-cell/>
          <table:covered-table-cell/>
        </table:table-row>
        <table:table-row table:style-name="Tableau9.7">
          <table:table-cell table:style-name="Tableau9.A7" office:value-type="string">
            <text:p text:style-name="P50">Id</text:p>
          </table:table-cell>
          <table:table-cell table:style-name="Tableau9.B7" table:number-columns-spanned="3" office:value-type="string">
            <text:p text:style-name="P105">Démarche</text:p>
          </table:table-cell>
          <table:covered-table-cell/>
          <table:covered-table-cell/>
          <table:table-cell table:style-name="Tableau9.B7" office:value-type="string">
            <text:p text:style-name="P52">Données</text:p>
          </table:table-cell>
          <table:table-cell table:style-name="Tableau9.B7" table:number-columns-spanned="2" office:value-type="string">
            <text:p text:style-name="P80">Comportement attendu</text:p>
          </table:table-cell>
          <table:covered-table-cell/>
          <table:table-cell table:style-name="Tableau9.H7" office:value-type="string">
            <text:p text:style-name="P52">OK ?</text:p>
          </table:table-cell>
        </table:table-row>
        <table:table-row table:style-name="Tableau9.8">
          <table:table-cell table:style-name="Tableau9.A8" office:value-type="string">
            <text:p text:style-name="P41">1</text:p>
          </table:table-cell>
          <table:table-cell table:style-name="Tableau9.B8" table:number-columns-spanned="3" office:value-type="string">
            <text:p text:style-name="P110">On se connecte au système depuis un navigateur web <text:span text:style-name="T40">et la page principal de l'application s'ouvre</text:span></text:p>
          </table:table-cell>
          <table:covered-table-cell/>
          <table:covered-table-cell/>
          <table:table-cell table:style-name="Tableau9.E8" office:value-type="string">
            <text:p text:style-name="P41"/>
          </table:table-cell>
          <table:table-cell table:style-name="Tableau9.F8" table:number-columns-spanned="2" office:value-type="string">
            <text:p text:style-name="P86">L'application web s'ouvre <text:span text:style-name="T40">et l'opérateur se retrouve sur la page principal de l'application web</text:span>.</text:p>
          </table:table-cell>
          <table:covered-table-cell/>
          <table:table-cell table:style-name="Tableau9.H8" office:value-type="string">
            <text:p text:style-name="P36"/>
          </table:table-cell>
        </table:table-row>
        <table:table-row table:style-name="Tableau9.8">
          <table:table-cell table:style-name="Tableau9.A9" office:value-type="string">
            <text:p text:style-name="P39">2</text:p>
          </table:table-cell>
          <table:table-cell table:style-name="Tableau9.B9" table:number-columns-spanned="3" office:value-type="string">
            <text:p text:style-name="P114">L<text:span text:style-name="T47">e testeur</text:span> clique sur un lien <text:span text:style-name="T47">permettant la modification du comportement de la machine</text:span> </text:p>
          </table:table-cell>
          <table:covered-table-cell/>
          <table:covered-table-cell/>
          <table:table-cell table:style-name="Tableau9.E9" office:value-type="string">
            <text:p text:style-name="P41"/>
          </table:table-cell>
          <table:table-cell table:style-name="Tableau9.F9" table:number-columns-spanned="2" office:value-type="string">
            <text:p text:style-name="P90">L<text:span text:style-name="T47">e testeur arrive sur une page comportement l'ensemble des options de modification du comportement de la machine.</text:span></text:p>
          </table:table-cell>
          <table:covered-table-cell/>
          <table:table-cell table:style-name="Tableau9.H9" office:value-type="string">
            <text:p text:style-name="P36"/>
          </table:table-cell>
        </table:table-row>
        <table:table-row table:style-name="Tableau9.8">
          <table:table-cell table:style-name="Tableau9.A11" office:value-type="string">
            <text:p text:style-name="P39">3</text:p>
          </table:table-cell>
          <table:table-cell table:style-name="Tableau9.B11" table:number-columns-spanned="3" office:value-type="string">
            <text:p text:style-name="P116">Le testeur envoie les modifications de comportement de la machine.</text:p>
          </table:table-cell>
          <table:covered-table-cell/>
          <table:covered-table-cell/>
          <table:table-cell table:style-name="Tableau9.E11" office:value-type="string">
            <text:p text:style-name="P41"/>
          </table:table-cell>
          <table:table-cell table:style-name="Tableau9.F11" table:number-columns-spanned="2" office:value-type="string">
            <text:p text:style-name="P91">La page de modification du comportement se mets en attente de confirmation du comportement de la machine d'apprentissage.</text:p>
          </table:table-cell>
          <table:covered-table-cell/>
          <table:table-cell table:style-name="Tableau9.H11" office:value-type="string">
            <text:p text:style-name="P36"/>
          </table:table-cell>
        </table:table-row>
        <table:table-row table:style-name="Tableau9.8">
          <table:table-cell table:style-name="Tableau9.A11" office:value-type="string">
            <text:p text:style-name="P39">4</text:p>
          </table:table-cell>
          <table:table-cell table:style-name="Tableau9.B11" table:number-columns-spanned="3" office:value-type="string">
            <text:p text:style-name="P116">Le module d'analyse répercute les modifications <text:s/>sur son comportement en lançant une nouvelle phase d'apprentissage</text:p>
          </table:table-cell>
          <table:covered-table-cell/>
          <table:covered-table-cell/>
          <table:table-cell table:style-name="Tableau9.E11" office:value-type="string">
            <text:p text:style-name="P41"/>
          </table:table-cell>
          <table:table-cell table:style-name="Tableau9.F11" table:number-columns-spanned="2" office:value-type="string">
            <text:p text:style-name="P91">Le système exécute une phase complète d'analyse et d'apprentissage afin de corriger son comportement.</text:p>
          </table:table-cell>
          <table:covered-table-cell/>
          <table:table-cell table:style-name="Tableau9.H11" office:value-type="string">
            <text:p text:style-name="P36"/>
          </table:table-cell>
        </table:table-row>
        <table:table-row table:style-name="Tableau9.8">
          <table:table-cell table:style-name="Tableau9.A12" office:value-type="string">
            <text:p text:style-name="P40">5</text:p>
          </table:table-cell>
          <table:table-cell table:style-name="Tableau9.B12" table:number-columns-spanned="3" office:value-type="string">
            <text:p text:style-name="P116">Le module d'analyse envoie une confirmation de la modification de son comportement.</text:p>
          </table:table-cell>
          <table:covered-table-cell/>
          <table:covered-table-cell/>
          <table:table-cell table:style-name="Tableau9.E12" office:value-type="string">
            <text:p text:style-name="P41"/>
          </table:table-cell>
          <table:table-cell table:style-name="Tableau9.F12" table:number-columns-spanned="2" office:value-type="string">
            <text:p text:style-name="P91">La page de modification du comportement affiche le résultat de la modification.</text:p>
          </table:table-cell>
          <table:covered-table-cell/>
          <table:table-cell table:style-name="Tableau9.H12" office:value-type="string">
            <text:p text:style-name="P36"/>
          </table:table-cell>
        </table:table-row>
        <table:table-row table:style-name="Tableau9.13">
          <table:table-cell table:style-name="Tableau9.A13" table:number-columns-spanned="8" office:value-type="string">
            <text:p text:style-name="P56"/>
          </table:table-cell>
          <table:covered-table-cell/>
          <table:covered-table-cell/>
          <table:covered-table-cell/>
          <table:covered-table-cell/>
          <table:covered-table-cell/>
          <table:covered-table-cell/>
          <table:covered-table-cell/>
        </table:table-row>
        <table:table-row table:style-name="Tableau9.14">
          <table:table-cell table:style-name="Tableau9.A7" table:number-columns-spanned="3" office:value-type="string">
            <text:p text:style-name="P54">Rapport de test</text:p>
          </table:table-cell>
          <table:covered-table-cell/>
          <table:covered-table-cell/>
          <table:table-cell table:style-name="Tableau9.D14" table:number-columns-spanned="3" office:value-type="string">
            <text:p text:style-name="P60"><text:span text:style-name="T24"></text:span><text:span text:style-name="T27"> </text:span><text:span text:style-name="T26">Testé par :</text:span></text:p>
          </table:table-cell>
          <table:covered-table-cell/>
          <table:covered-table-cell/>
          <table:table-cell table:style-name="Tableau9.G14" table:number-columns-spanned="2" office:value-type="string">
            <text:p text:style-name="P48">Le :</text:p>
          </table:table-cell>
          <table:covered-table-cell/>
        </table:table-row>
        <table:table-row table:style-name="Tableau9.13">
          <table:table-cell table:style-name="Tableau9.A15" table:number-columns-spanned="3" office:value-type="string">
            <text:p text:style-name="P62">Fonctionnalité :</text:p>
          </table:table-cell>
          <table:covered-table-cell/>
          <table:covered-table-cell/>
          <table:table-cell table:style-name="Tableau9.D15" table:number-columns-spanned="3" office:value-type="string">
            <text:p text:style-name="P62">Conformité :</text:p>
          </table:table-cell>
          <table:covered-table-cell/>
          <table:covered-table-cell/>
          <table:table-cell table:style-name="Tableau9.G15" table:number-columns-spanned="2" office:value-type="string">
            <text:p text:style-name="P62">Ergonomie :</text:p>
          </table:table-cell>
          <table:covered-table-cell/>
        </table:table-row>
        <table:table-row table:style-name="Tableau9.13">
          <table:table-cell table:style-name="Tableau9.A16"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Bonn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9.D16" table:number-columns-spanned="3"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covered-table-cell/>
          <table:table-cell table:style-name="Tableau9.G16" table:number-columns-spanned="2" office:value-type="string">
            <text:p text:style-name="P60"><text:span text:style-name="T28"></text:span><text:span text:style-name="T29"> </text:span><text:span text:style-name="T30">Excellente</text:span></text:p>
            <text:p text:style-name="P60"><text:span text:style-name="T28"></text:span><text:span text:style-name="T29"> </text:span><text:span text:style-name="T30">Moyenne</text:span></text:p>
            <text:p text:style-name="P60"><text:span text:style-name="T28"></text:span><text:span text:style-name="T29"> </text:span><text:span text:style-name="T30">Faible</text:span></text:p>
          </table:table-cell>
          <table:covered-table-cell/>
        </table:table-row>
        <text:soft-page-break/>
        <table:table-row table:style-name="Tableau9.13">
          <table:table-cell table:style-name="Tableau9.A17" table:number-columns-spanned="6" office:value-type="string">
            <text:p text:style-name="P64">Commentaire :</text:p>
            <text:p text:style-name="P64"/>
            <text:p text:style-name="P64"/>
            <text:p text:style-name="P64">Fiches d’anomalies émises :</text:p>
            <text:p text:style-name="P64"/>
            <text:p text:style-name="P64"/>
          </table:table-cell>
          <table:covered-table-cell/>
          <table:covered-table-cell/>
          <table:covered-table-cell/>
          <table:covered-table-cell/>
          <table:covered-table-cell/>
          <table:table-cell table:style-name="Tableau9.G17" table:number-columns-spanned="2" office:value-type="string">
            <text:p text:style-name="P64">Approbation :</text:p>
          </table:table-cell>
          <table:covered-table-cell/>
        </table:table-row>
      </table:table>
      <text:list xml:id="list182656708560695" text:continue-list="list182656818283909" text:style-name="WW8Num20">
        <text:list-item>
          <text:h text:style-name="P124" text:outline-level="1">Gestion des anomalies</text:h>
        </text:list-item>
      </text:list>
      <text:p text:style-name="P19">Décrire les modalités de gestion des anomalies découvertes pendant les tests (référencement et suivi des faits techniques, journaux de tests, etc.)</text:p>
      <text:list xml:id="list182656991721088" text:continue-numbering="true" text:style-name="WW8Num20">
        <text:list-item>
          <text:h text:style-name="P121" text:outline-level="1">Procédures de test </text:h>
        </text:list-item>
      </text:list>
      <text:p text:style-name="P19">Pour chaque cas d’utilisation, décrire les différentes procédures imaginées pour vérifier le respect des exigences de la spécification technique. </text:p>
      <text:p text:style-name="P21"/>
      <text:p text:style-name="P21">On pourra utiliser un tableau comme celui proposé ci-après :</text:p>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3" office:value-type="string">
            <text:p text:style-name="P22"><text:span text:style-name="T7">Objet testé : </text:span>&lt;logiciel testé&gt;</text:p>
          </table:table-cell>
          <table:covered-table-cell/>
          <table:covered-table-cell/>
          <table:table-cell table:style-name="Tableau2.D1" table:number-columns-spanned="3" office:value-type="string">
            <text:p text:style-name="P22"><text:span text:style-name="T7">Version :</text:span> &lt;version du logiciel testé&gt;</text:p>
          </table:table-cell>
          <table:covered-table-cell/>
          <table:covered-table-cell/>
        </table:table-row>
        <table:table-row table:style-name="Tableau2.1">
          <table:table-cell table:style-name="Tableau2.D1" table:number-columns-spanned="6" office:value-type="string">
            <text:p text:style-name="P23">Objectif de test : </text:p>
          </table:table-cell>
          <table:covered-table-cell/>
          <table:covered-table-cell/>
          <table:covered-table-cell/>
          <table:covered-table-cell/>
          <table:covered-table-cell/>
        </table:table-row>
        <table:table-row table:style-name="Tableau2.1">
          <table:table-cell table:style-name="Tableau2.D1" table:number-columns-spanned="6" office:value-type="string">
            <text:p text:style-name="P22"><text:span text:style-name="T7">Procédure n° </text:span>&lt;numéro et titre de la procédure&gt;</text:p>
          </table:table-cell>
          <table:covered-table-cell/>
          <table:covered-table-cell/>
          <table:covered-table-cell/>
          <table:covered-table-cell/>
          <table:covered-table-cell/>
        </table:table-row>
        <table:table-row table:style-name="Tableau2.1">
          <table:table-cell table:style-name="Tableau2.A1" office:value-type="string">
            <text:p text:style-name="P24">N°</text:p>
          </table:table-cell>
          <table:table-cell table:style-name="Tableau2.A1" office:value-type="string">
            <text:p text:style-name="P24">Actions</text:p>
          </table:table-cell>
          <table:table-cell table:style-name="Tableau2.A1" table:number-columns-spanned="2" office:value-type="string">
            <text:p text:style-name="P24">Résultats attendus</text:p>
          </table:table-cell>
          <table:covered-table-cell/>
          <table:table-cell table:style-name="Tableau2.A1" office:value-type="string">
            <text:p text:style-name="P24">Exig.</text:p>
          </table:table-cell>
          <table:table-cell table:style-name="Tableau2.D1" office:value-type="string">
            <text:p text:style-name="P24">OK/</text:p>
            <text:p text:style-name="P24">NOK</text:p>
          </table:table-cell>
        </table:table-row>
        <table:table-row table:style-name="Tableau2.1">
          <table:table-cell table:style-name="Tableau2.A1" office:value-type="string">
            <text:p text:style-name="P23">1</text:p>
          </table:table-cell>
          <table:table-cell table:style-name="Tableau2.A1" office:value-type="string">
            <text:p text:style-name="P22">La première action que doit réaliser le testeur</text:p>
          </table:table-cell>
          <table:table-cell table:style-name="Tableau2.A1" table:number-columns-spanned="2" office:value-type="string">
            <text:p text:style-name="P22">Ce que le logiciel doit fournir comme résultat.</text:p>
          </table:table-cell>
          <table:covered-table-cell/>
          <table:table-cell table:style-name="Tableau2.A1" office:value-type="string">
            <text:p text:style-name="P26">Exigences</text:p>
            <text:p text:style-name="P26">vérifiées</text:p>
          </table:table-cell>
          <table:table-cell table:style-name="Tableau2.D1" office:value-type="string">
            <text:p text:style-name="P27"/>
          </table:table-cell>
        </table:table-row>
        <table:table-row table:style-name="Tableau2.1">
          <table:table-cell table:style-name="Tableau2.A1" office:value-type="string">
            <text:p text:style-name="P23">2</text:p>
          </table:table-cell>
          <table:table-cell table:style-name="Tableau2.A1" office:value-type="string">
            <text:p text:style-name="P22">La deuxième action que doit réaliser le testeur</text:p>
          </table:table-cell>
          <table:table-cell table:style-name="Tableau2.A1" table:number-columns-spanned="2" office:value-type="string">
            <text:p text:style-name="P22">Ce que le logiciel doit fournir comme résultat.</text:p>
          </table:table-cell>
          <table:covered-table-cell/>
          <table:table-cell table:style-name="Tableau2.A1" office:value-type="string">
            <text:p text:style-name="P26">Exigences</text:p>
            <text:p text:style-name="P26">vérifiées</text:p>
          </table:table-cell>
          <table:table-cell table:style-name="Tableau2.D1" office:value-type="string">
            <text:p text:style-name="P27"/>
          </table:table-cell>
        </table:table-row>
        <table:table-row table:style-name="Tableau2.1">
          <table:table-cell table:style-name="Tableau2.A1" office:value-type="string">
            <text:p text:style-name="P23">3</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4</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5</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6</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7</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8</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9</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10</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11</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row table:style-name="Tableau2.1">
          <table:table-cell table:style-name="Tableau2.A1" office:value-type="string">
            <text:p text:style-name="P23">12</text:p>
          </table:table-cell>
          <table:table-cell table:style-name="Tableau2.A1" office:value-type="string">
            <text:p text:style-name="P25"/>
          </table:table-cell>
          <table:table-cell table:style-name="Tableau2.A1" table:number-columns-spanned="2" office:value-type="string">
            <text:p text:style-name="P25"/>
          </table:table-cell>
          <table:covered-table-cell/>
          <table:table-cell table:style-name="Tableau2.A1" office:value-type="string">
            <text:p text:style-name="P25"/>
          </table:table-cell>
          <table:table-cell table:style-name="Tableau2.D1" office:value-type="string">
            <text:p text:style-name="P25"/>
          </table:table-cell>
        </table:table-row>
      </table:table>
      <text:p text:style-name="P17"/>
      <text:p text:style-name="P17"/>
      <text:p text:style-name="P17"/>
      <text:list xml:id="list182657143384307" text:continue-numbering="true" text:style-name="WW8Num20">
        <text:list-item>
          <text:h text:style-name="P121" text:outline-level="1">Jeux de données de test :</text:h>
        </text:list-item>
      </text:list>
      <text:p text:style-name="P19">Décrire précisément les données utilisées pour les tests. </text:p>
      <text:p text:style-name="P19">Chaque jeu de données sera constitué d’un ensemble de valeurs explicites et cohérentes.</text:p>
      <text:p text:style-name="P19">Chaque jeu de données pourra être associé à un identifiant et ainsi être référencé dans les procédures de tests. </text:p>
      <text:p text:style-name="P19">Par exemple :</text:p>
      <text:p text:style-name="P19">[J1] : Nom : MARTIN, Prénom : Paul ; Date de naissance : 19/07/1987, Adresse : Rue Alexandre Dumas 75000 PARIS, …</text:p>
      <text:p text:style-name="P19">Pour une procédure : Entrer les données [J1] </text:p>
      <text:h text:style-name="P125" text:outline-level="1"/>
      <text:list xml:id="list182656554517818" text:continue-numbering="true" text:style-name="WW8Num20">
        <text:list-item>
          <text:h text:style-name="P121" text:outline-level="1">Couverture de test </text:h>
        </text:list-item>
      </text:list>
      <text:p text:style-name="P19">Reprendre les exigences de la STB et préciser, pour chacune d’entre elles, la méthode de vérification (démonstration / tests) et, éventuellement, les procédures de tests mises en œuvre. Ces informations pourront être présentées dans un tableau du type suivant :</text:p>
      <text:p text:style-name="P20"/>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Id Exigence STB</text:p>
          </table:table-cell>
          <table:table-cell table:style-name="Tableau3.A1" office:value-type="string">
            <text:p text:style-name="P29">Méthode de vérification</text:p>
          </table:table-cell>
          <table:table-cell table:style-name="Tableau3.A1" office:value-type="string">
            <text:p text:style-name="P29">Procédures utilisées</text:p>
          </table:table-cell>
          <table:table-cell table:style-name="Tableau3.D1" office:value-type="string">
            <text:p text:style-name="P29">Commentaire</text:p>
          </table:table-cell>
        </table:table-row>
        <table:table-row table:style-name="Tableau3.1">
          <table:table-cell table:style-name="Tableau3.A1" office:value-type="string">
            <text:p text:style-name="P30"/>
          </table:table-cell>
          <table:table-cell table:style-name="Tableau3.A1" office:value-type="string">
            <text:p text:style-name="P31"/>
          </table:table-cell>
          <table:table-cell table:style-name="Tableau3.A1" office:value-type="string">
            <text:p text:style-name="P31"/>
          </table:table-cell>
          <table:table-cell table:style-name="Tableau3.D1" office:value-type="string">
            <text:p text:style-name="P31"/>
          </table:table-cell>
        </table:table-row>
      </table:table>
      <text:p text:style-name="P28"/>
      <text:p text:style-name="P19">Ce tableau doit permettre de vérifier que chaque exigence a fait l’objet d’une vérificatio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6"><draw:image xlink:href="Pictures/100000000000013400000059A357CF83B271758B.png" xlink:type="simple" xlink:show="embed" xlink:actuate="onLoad"/></draw:frame>Master 1 GIL - Conduite de Projet</text:p>
        <text:p text:style-name="MP2">SmartLogger</text:p>
        <text:p text:style-name="MP3">Cahier de Recette</text:p>
        <text:p text:style-name="MP4"><draw:line text:anchor-type="char" draw:z-index="33" draw:style-name="Mgr1" draw:text-style-name="MP5" svg:x1="-0.155cm" svg:y1="0.18cm" svg:x2="19.16cm" svg:y2="0.18cm"><text:p/></draw:line></text:p>
      </style:header>
      <style:footer>
        <text:p text:style-name="MP6"><text:span text:style-name="Page_20_Number"><text:span text:style-name="MT1"><text:page-number text:select-page="current">15</text:page-number></text:span></text:span><text:span text:style-name="Page_20_Number"><text:span text:style-name="MT1">-</text:span></text:span><text:span text:style-name="Page_20_Number"><text:span text:style-name="MT1"><text:page-count style:num-format="1">17</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6-12-11T18:26:56.200067652</dc:date>
    <meta:editing-cycles>61</meta:editing-cycles>
    <meta:editing-duration>PT4H7M46S</meta:editing-duration>
    <meta:generator>LibreOffice/5.0.6.2$Linux_X86_64 LibreOffice_project/00$Build-2</meta:generator>
    <meta:document-statistic meta:table-count="9" meta:image-count="1" meta:object-count="0" meta:page-count="17" meta:paragraph-count="438" meta:word-count="2494" meta:character-count="15343" meta:non-whitespace-character-count="13283"/>
  </office:meta>
</office:document-meta>
</file>